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9pt"/>
    </style:style>
    <style:style style:name="co2" style:family="table-column">
      <style:table-column-properties fo:break-before="auto" style:column-width="79.2pt"/>
    </style:style>
    <style:style style:name="co3" style:family="table-column">
      <style:table-column-properties fo:break-before="auto" style:column-width="36.9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3.81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66.84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387.01pt"/>
    </style:style>
    <style:style style:name="co12" style:family="table-column">
      <style:table-column-properties fo:break-before="auto" style:column-width="498.16pt"/>
    </style:style>
    <style:style style:name="co13" style:family="table-column">
      <style:table-column-properties fo:break-before="auto" style:column-width="566.11pt"/>
    </style:style>
    <style:style style:name="co14" style:family="table-column">
      <style:table-column-properties fo:break-before="auto" style:column-width="72.74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  <text:p>Rating</text:p>
          </table:table-cell>
          <table:table-cell office:value-type="string" calcext:value-type="string">
            <text:p>Impedance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Frequency</text:p>
            <text:p>Low</text:p>
          </table:table-cell>
          <table:table-cell office:value-type="string" calcext:value-type="string">
            <text:p>Frequency</text:p>
            <text:p>High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DC</text:p>
            <text:p>Resistan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requency</text:p>
            <text:p>Response</text:p>
          </table:table-cell>
          <table:table-cell office:value-type="string" calcext:value-type="string">
            <text:p>Page Or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itage Series G12-65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,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eramic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,11.8</text:p>
          </table:table-cell>
          <table:table-cell office:value-type="string" calcext:value-type="string">
            <text:p>http://celestion.com/product/26/heritage_series_g1265/</text:p>
          </table:table-cell>
          <table:table-cell office:value-type="string" calcext:value-type="string">
            <text:p>http://celestion.com/images/products/26/category.png</text:p>
          </table:table-cell>
          <table:table-cell table:formula="of:=SUBSTITUTE([.M2];&quot;category.png&quot;;&quot;graph.gif&quot;)" office:value-type="string" office:string-value="http://celestion.com/images/products/26/graph.gif" calcext:value-type="string">
            <text:p>http://celestion.com/images/products/26/graph.gif</text:p>
          </table:table-cell>
          <table:table-cell office:value-type="string" calcext:value-type="string">
            <text:p>c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itage Series G12M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,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57,12.13</text:p>
          </table:table-cell>
          <table:table-cell office:value-type="string" calcext:value-type="string">
            <text:p>http://celestion.com/product/24/heritage_series_g12m/</text:p>
          </table:table-cell>
          <table:table-cell office:value-type="string" calcext:value-type="string">
            <text:p>http://celestion.com/images/products/24/category.png</text:p>
          </table:table-cell>
          <table:table-cell table:formula="of:=SUBSTITUTE([.M3];&quot;category.png&quot;;&quot;graph.gif&quot;)" office:value-type="string" office:string-value="http://celestion.com/images/products/24/graph.gif" calcext:value-type="string">
            <text:p>http://celestion.com/images/products/24/graph.gif</text:p>
          </table:table-cell>
          <table:table-cell office:value-type="string" calcext:value-type="string">
            <text:p>c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itage Series G12H(55)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ramic</text:p>
          </table:table-cell>
          <table:table-cell office:value-type="float" office:value="55" calcext:value-type="float">
            <text:p>5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.57,12.13</text:p>
          </table:table-cell>
          <table:table-cell office:value-type="string" calcext:value-type="string">
            <text:p>http://celestion.com/product/25/heritage_series_g12h55/</text:p>
          </table:table-cell>
          <table:table-cell office:value-type="string" calcext:value-type="string">
            <text:p>http://celestion.com/images/products/25/category.png</text:p>
          </table:table-cell>
          <table:table-cell table:formula="of:=SUBSTITUTE([.M4];&quot;category.png&quot;;&quot;graph.gif&quot;)" office:value-type="string" office:string-value="http://celestion.com/images/products/25/graph.gif" calcext:value-type="string">
            <text:p>http://celestion.com/images/products/25/graph.gif</text:p>
          </table:table-cell>
          <table:table-cell office:value-type="string" calcext:value-type="string">
            <text:p>c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itage Series G12H(75)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57,12.13</text:p>
          </table:table-cell>
          <table:table-cell office:value-type="string" calcext:value-type="string">
            <text:p>http://celestion.com/product/27/heritage_series_g12h75/</text:p>
          </table:table-cell>
          <table:table-cell office:value-type="string" calcext:value-type="string">
            <text:p>http://celestion.com/images/products/27/category.png</text:p>
          </table:table-cell>
          <table:table-cell table:formula="of:=SUBSTITUTE([.M5];&quot;category.png&quot;;&quot;graph.gif&quot;)" office:value-type="string" office:string-value="http://celestion.com/images/products/27/graph.gif" calcext:value-type="string">
            <text:p>http://celestion.com/images/products/27/graph.gif</text:p>
          </table:table-cell>
          <table:table-cell office:value-type="string" calcext:value-type="string">
            <text:p>c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 EVH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,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57,12.13</text:p>
          </table:table-cell>
          <table:table-cell office:value-type="string" calcext:value-type="string">
            <text:p>http://celestion.com/product/28/g12_evh/</text:p>
          </table:table-cell>
          <table:table-cell office:value-type="string" calcext:value-type="string">
            <text:p>http://celestion.com/images/products/28/category.png</text:p>
          </table:table-cell>
          <table:table-cell table:formula="of:=SUBSTITUTE([.M6];&quot;category.png&quot;;&quot;graph.gif&quot;)" office:value-type="string" office:string-value="http://celestion.com/images/products/28/graph.gif" calcext:value-type="string">
            <text:p>http://celestion.com/images/products/28/graph.gif</text:p>
          </table:table-cell>
          <table:table-cell office:value-type="string" calcext:value-type="string">
            <text:p>c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 - 50GL Lynchback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celestion.com/product/29/g12_50gl_lynchback/</text:p>
          </table:table-cell>
          <table:table-cell office:value-type="string" calcext:value-type="string">
            <text:p>http://celestion.com/images/products/29/category.png</text:p>
          </table:table-cell>
          <table:table-cell table:formula="of:=SUBSTITUTE([.M7];&quot;category.png&quot;;&quot;graph.gif&quot;)" office:value-type="string" office:string-value="http://celestion.com/images/products/29/graph.gif" calcext:value-type="string">
            <text:p>http://celestion.com/images/products/29/graph.gif</text:p>
          </table:table-cell>
          <table:table-cell office:value-type="string" calcext:value-type="string">
            <text:p>c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-Type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,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celestion.com/product/144/atype/</text:p>
          </table:table-cell>
          <table:table-cell office:value-type="string" calcext:value-type="string">
            <text:p>http://celestion.com/images/products/144/category.png</text:p>
          </table:table-cell>
          <table:table-cell table:formula="of:=SUBSTITUTE([.M8];&quot;category.png&quot;;&quot;graph.gif&quot;)" office:value-type="string" office:string-value="http://celestion.com/images/products/144/graph.gif" calcext:value-type="string">
            <text:p>http://celestion.com/images/products/144/graph.gif</text:p>
          </table:table-cell>
          <table:table-cell office:value-type="string" calcext:value-type="string">
            <text:p>c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assic Lead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,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eramic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,11.8</text:p>
          </table:table-cell>
          <table:table-cell office:value-type="string" calcext:value-type="string">
            <text:p>http://celestion.com/product/18/classic_lead/</text:p>
          </table:table-cell>
          <table:table-cell office:value-type="string" calcext:value-type="string">
            <text:p>http://celestion.com/images/products/18/category.png</text:p>
          </table:table-cell>
          <table:table-cell table:formula="of:=SUBSTITUTE([.M9];&quot;category.png&quot;;&quot;graph.gif&quot;)" office:value-type="string" office:string-value="http://celestion.com/images/products/18/graph.gif" calcext:value-type="string">
            <text:p>http://celestion.com/images/products/18/graph.gif</text:p>
          </table:table-cell>
          <table:table-cell office:value-type="string" calcext:value-type="string">
            <text:p>c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-Type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,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eramic</text:p>
          </table:table-cell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3,12.9</text:p>
          </table:table-cell>
          <table:table-cell office:value-type="string" calcext:value-type="string">
            <text:p>http://celestion.com/product/142/vtype/</text:p>
          </table:table-cell>
          <table:table-cell office:value-type="string" calcext:value-type="string">
            <text:p>http://celestion.com/images/products/142/category.png</text:p>
          </table:table-cell>
          <table:table-cell table:formula="of:=SUBSTITUTE([.M10];&quot;category.png&quot;;&quot;graph.gif&quot;)" office:value-type="string" office:string-value="http://celestion.com/images/products/142/graph.gif" calcext:value-type="string">
            <text:p>http://celestion.com/images/products/142/graph.gif</text:p>
          </table:table-cell>
          <table:table-cell office:value-type="string" calcext:value-type="string">
            <text:p>c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ntage 30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,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ramic</text:p>
          </table:table-cell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3,12.9</text:p>
          </table:table-cell>
          <table:table-cell office:value-type="string" calcext:value-type="string">
            <text:p>http://celestion.com/product/1/vintage_30/</text:p>
          </table:table-cell>
          <table:table-cell office:value-type="string" calcext:value-type="string">
            <text:p>http://celestion.com/images/products/1/category.png</text:p>
          </table:table-cell>
          <table:table-cell table:formula="of:=SUBSTITUTE([.M11];&quot;category.png&quot;;&quot;graph.gif&quot;)" office:value-type="string" office:string-value="http://celestion.com/images/products/1/graph.gif" calcext:value-type="string">
            <text:p>http://celestion.com/images/products/1/graph.gif</text:p>
          </table:table-cell>
          <table:table-cell office:value-type="string" calcext:value-type="string">
            <text:p>c1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H-150 Redback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,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ramic</text:p>
          </table:table-cell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celestion.com/product/194/g12h150_redback/</text:p>
          </table:table-cell>
          <table:table-cell office:value-type="string" calcext:value-type="string">
            <text:p>http://celestion.com/images/products/194/category.png</text:p>
          </table:table-cell>
          <table:table-cell table:formula="of:=SUBSTITUTE([.M12];&quot;category.png&quot;;&quot;graph.gif&quot;)" office:value-type="string" office:string-value="http://celestion.com/images/products/194/graph.gif" calcext:value-type="string">
            <text:p>http://celestion.com/images/products/194/graph.gif</text:p>
          </table:table-cell>
          <table:table-cell office:value-type="string" calcext:value-type="string">
            <text:p>c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M-65 Creamback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,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7,13.1</text:p>
          </table:table-cell>
          <table:table-cell office:value-type="string" calcext:value-type="string">
            <text:p>http://celestion.com/product/123/g12m65_creamback/</text:p>
          </table:table-cell>
          <table:table-cell office:value-type="string" calcext:value-type="string">
            <text:p>http://celestion.com/images/products/123/category.png</text:p>
          </table:table-cell>
          <table:table-cell table:formula="of:=SUBSTITUTE([.M13];&quot;category.png&quot;;&quot;graph.gif&quot;)" office:value-type="string" office:string-value="http://celestion.com/images/products/123/graph.gif" calcext:value-type="string">
            <text:p>http://celestion.com/images/products/123/graph.gif</text:p>
          </table:table-cell>
          <table:table-cell office:value-type="string" calcext:value-type="string">
            <text:p>c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H Anniversary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7,13.1</text:p>
          </table:table-cell>
          <table:table-cell office:value-type="string" calcext:value-type="string">
            <text:p>http://celestion.com/product/17/g12h_anniversary/</text:p>
          </table:table-cell>
          <table:table-cell office:value-type="string" calcext:value-type="string">
            <text:p>http://celestion.com/images/products/17/category.png</text:p>
          </table:table-cell>
          <table:table-cell table:formula="of:=SUBSTITUTE([.M14];&quot;category.png&quot;;&quot;graph.gif&quot;)" office:value-type="string" office:string-value="http://celestion.com/images/products/17/graph.gif" calcext:value-type="string">
            <text:p>http://celestion.com/images/products/17/graph.gif</text:p>
          </table:table-cell>
          <table:table-cell office:value-type="string" calcext:value-type="string">
            <text:p>c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-35XC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,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celestion.com/product/143/g1235xc/</text:p>
          </table:table-cell>
          <table:table-cell office:value-type="string" calcext:value-type="string">
            <text:p>http://celestion.com/images/products/143/category.png</text:p>
          </table:table-cell>
          <table:table-cell table:formula="of:=SUBSTITUTE([.M15];&quot;category.png&quot;;&quot;graph.gif&quot;)" office:value-type="string" office:string-value="http://celestion.com/images/products/143/graph.gif" calcext:value-type="string">
            <text:p>http://celestion.com/images/products/143/graph.gif</text:p>
          </table:table-cell>
          <table:table-cell office:value-type="string" calcext:value-type="string">
            <text:p>c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K-100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eramic</text:p>
          </table:table-cell>
          <table:table-cell office:value-type="float" office:value="80" calcext:value-type="float">
            <text:p>80</text:p>
          </table:table-cell>
          <table:table-cell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://celestion.com/product/19/g12k100/</text:p>
          </table:table-cell>
          <table:table-cell office:value-type="string" calcext:value-type="string">
            <text:p>http://celestion.com/images/products/19/category.png</text:p>
          </table:table-cell>
          <table:table-cell table:formula="of:=SUBSTITUTE([.M16];&quot;category.png&quot;;&quot;graph.gif&quot;)" office:value-type="string" office:string-value="http://celestion.com/images/products/19/graph.gif" calcext:value-type="string">
            <text:p>http://celestion.com/images/products/19/graph.gif</text:p>
          </table:table-cell>
          <table:table-cell office:value-type="string" calcext:value-type="string">
            <text:p>c1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 Century Vintage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,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odymium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88,13.35</text:p>
          </table:table-cell>
          <table:table-cell office:value-type="string" calcext:value-type="string">
            <text:p>http://celestion.com/product/14/g12_century_vintage/</text:p>
          </table:table-cell>
          <table:table-cell office:value-type="string" calcext:value-type="string">
            <text:p>http://celestion.com/images/products/14/category.png</text:p>
          </table:table-cell>
          <table:table-cell table:formula="of:=SUBSTITUTE([.M17];&quot;category.png&quot;;&quot;graph.gif&quot;)" office:value-type="string" office:string-value="http://celestion.com/images/products/14/graph.gif" calcext:value-type="string">
            <text:p>http://celestion.com/images/products/14/graph.gif</text:p>
          </table:table-cell>
          <table:table-cell office:value-type="string" calcext:value-type="string">
            <text:p>c1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H-75 Creamback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,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ramic</text:p>
          </table:table-cell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37,12.5</text:p>
          </table:table-cell>
          <table:table-cell office:value-type="string" calcext:value-type="string">
            <text:p>http://celestion.com/product/141/g12h75_creamback/</text:p>
          </table:table-cell>
          <table:table-cell office:value-type="string" calcext:value-type="string">
            <text:p>http://celestion.com/images/products/141/category.png</text:p>
          </table:table-cell>
          <table:table-cell table:formula="of:=SUBSTITUTE([.M18];&quot;category.png&quot;;&quot;graph.gif&quot;)" office:value-type="string" office:string-value="http://celestion.com/images/products/141/graph.gif" calcext:value-type="string">
            <text:p>http://celestion.com/images/products/141/graph.gif</text:p>
          </table:table-cell>
          <table:table-cell office:value-type="string" calcext:value-type="string">
            <text:p>c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T-75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,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eramic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77,12.9</text:p>
          </table:table-cell>
          <table:table-cell office:value-type="string" calcext:value-type="string">
            <text:p>http://celestion.com/product/15/g12t75/</text:p>
          </table:table-cell>
          <table:table-cell office:value-type="string" calcext:value-type="string">
            <text:p>http://celestion.com/images/products/15/category.png</text:p>
          </table:table-cell>
          <table:table-cell table:formula="of:=SUBSTITUTE([.M19];&quot;category.png&quot;;&quot;graph.gif&quot;)" office:value-type="string" office:string-value="http://celestion.com/images/products/15/graph.gif" calcext:value-type="string">
            <text:p>http://celestion.com/images/products/15/graph.gif</text:p>
          </table:table-cell>
          <table:table-cell office:value-type="string" calcext:value-type="string">
            <text:p>c1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o Creamback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,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odymium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6,13.1</text:p>
          </table:table-cell>
          <table:table-cell office:value-type="string" calcext:value-type="string">
            <text:p>http://celestion.com/product/155/neo_creamback/</text:p>
          </table:table-cell>
          <table:table-cell office:value-type="string" calcext:value-type="string">
            <text:p>http://celestion.com/images/products/155/category.png</text:p>
          </table:table-cell>
          <table:table-cell table:formula="of:=SUBSTITUTE([.M20];&quot;category.png&quot;;&quot;graph.gif&quot;)" office:value-type="string" office:string-value="http://celestion.com/images/products/155/graph.gif" calcext:value-type="string">
            <text:p>http://celestion.com/images/products/155/graph.gif</text:p>
          </table:table-cell>
          <table:table-cell office:value-type="string" calcext:value-type="string">
            <text:p>c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M Greenback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,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eramic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7,13.1</text:p>
          </table:table-cell>
          <table:table-cell office:value-type="string" calcext:value-type="string">
            <text:p>http://celestion.com/product/16/g12m_greenback/</text:p>
          </table:table-cell>
          <table:table-cell office:value-type="string" calcext:value-type="string">
            <text:p>http://celestion.com/images/products/16/category.png</text:p>
          </table:table-cell>
          <table:table-cell table:formula="of:=SUBSTITUTE([.M21];&quot;category.png&quot;;&quot;graph.gif&quot;)" office:value-type="string" office:string-value="http://celestion.com/images/products/16/graph.gif" calcext:value-type="string">
            <text:p>http://celestion.com/images/products/16/graph.gif</text:p>
          </table:table-cell>
          <table:table-cell office:value-type="string" calcext:value-type="string">
            <text:p>c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venty 80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,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eramic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1,10.41</text:p>
          </table:table-cell>
          <table:table-cell office:value-type="string" calcext:value-type="string">
            <text:p>http://celestion.com/product/22/seventy_80/</text:p>
          </table:table-cell>
          <table:table-cell office:value-type="string" calcext:value-type="string">
            <text:p>http://celestion.com/images/products/22/category.png</text:p>
          </table:table-cell>
          <table:table-cell table:formula="of:=SUBSTITUTE([.M22];&quot;category.png&quot;;&quot;graph.gif&quot;)" office:value-type="string" office:string-value="http://celestion.com/images/products/22/graph.gif" calcext:value-type="string">
            <text:p>http://celestion.com/images/products/22/graph.gif</text:p>
          </table:table-cell>
          <table:table-cell office:value-type="string" calcext:value-type="string">
            <text:p>c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cket 50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 &amp; 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eramic</text:p>
          </table:table-cell>
          <table:table-cell office:value-type="float" office:value="85" calcext:value-type="float">
            <text:p>85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http://celestion.com/product/20/rocket_50/</text:p>
          </table:table-cell>
          <table:table-cell office:value-type="string" calcext:value-type="string">
            <text:p>http://celestion.com/images/products/20/category.png</text:p>
          </table:table-cell>
          <table:table-cell table:formula="of:=SUBSTITUTE([.M23];&quot;category.png&quot;;&quot;graph.gif&quot;)" office:value-type="string" office:string-value="http://celestion.com/images/products/20/graph.gif" calcext:value-type="string">
            <text:p>http://celestion.com/images/products/20/graph.gif</text:p>
          </table:table-cell>
          <table:table-cell office:value-type="string" calcext:value-type="string">
            <text:p>c2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12T 'Hot 100'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,8,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eramic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4,7.4,15</text:p>
          </table:table-cell>
          <table:table-cell office:value-type="string" calcext:value-type="string">
            <text:p>http://celestion.com/product/23/g12t_hot_100/</text:p>
          </table:table-cell>
          <table:table-cell office:value-type="string" calcext:value-type="string">
            <text:p>http://celestion.com/images/products/23/category.png</text:p>
          </table:table-cell>
          <table:table-cell table:formula="of:=SUBSTITUTE([.M24];&quot;category.png&quot;;&quot;graph.gif&quot;)" office:value-type="string" office:string-value="http://celestion.com/images/products/23/graph.gif" calcext:value-type="string">
            <text:p>http://celestion.com/images/products/23/graph.gif</text:p>
          </table:table-cell>
          <table:table-cell office:value-type="string" calcext:value-type="string">
            <text:p>c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elestion Blue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,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nico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4,11.8</text:p>
          </table:table-cell>
          <table:table-cell office:value-type="string" calcext:value-type="string">
            <text:p>http://celestion.com/product/13/celestion_blue/</text:p>
          </table:table-cell>
          <table:table-cell office:value-type="string" calcext:value-type="string">
            <text:p>http://celestion.com/images/products/13/category.png</text:p>
          </table:table-cell>
          <table:table-cell table:formula="of:=SUBSTITUTE([.M25];&quot;category.png&quot;;&quot;graph.gif&quot;)" office:value-type="string" office:string-value="http://celestion.com/images/products/13/graph.gif" calcext:value-type="string">
            <text:p>http://celestion.com/images/products/13/graph.gif</text:p>
          </table:table-cell>
          <table:table-cell office:value-type="string" calcext:value-type="string">
            <text:p>c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elestion Gold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,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nico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4,11.8</text:p>
          </table:table-cell>
          <table:table-cell office:value-type="string" calcext:value-type="string">
            <text:p>http://celestion.com/product/6/celestion_gold/</text:p>
          </table:table-cell>
          <table:table-cell office:value-type="string" calcext:value-type="string">
            <text:p>http://celestion.com/images/products/6/category.png</text:p>
          </table:table-cell>
          <table:table-cell table:formula="of:=SUBSTITUTE([.M26];&quot;category.png&quot;;&quot;graph.gif&quot;)" office:value-type="string" office:string-value="http://celestion.com/images/products/6/graph.gif" calcext:value-type="string">
            <text:p>http://celestion.com/images/products/6/graph.gif</text:p>
          </table:table-cell>
          <table:table-cell office:value-type="string" calcext:value-type="string">
            <text:p>c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elestion Cream</text:p>
          </table:table-cell>
          <table:table-cell office:value-type="string" calcext:value-type="string">
            <text:p>Celestion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8.16" calcext:value-type="float">
            <text:p>8.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nico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57,13.1</text:p>
          </table:table-cell>
          <table:table-cell office:value-type="string" calcext:value-type="string">
            <text:p>http://celestion.com/product/151/celestion_cream/</text:p>
          </table:table-cell>
          <table:table-cell office:value-type="string" calcext:value-type="string">
            <text:p>http://celestion.com/images/products/151/category.png</text:p>
          </table:table-cell>
          <table:table-cell table:formula="of:=SUBSTITUTE([.M27];&quot;category.png&quot;;&quot;graph.gif&quot;)" office:value-type="string" office:string-value="http://celestion.com/images/products/151/graph.gif" calcext:value-type="string">
            <text:p>http://celestion.com/images/products/151/graph.gif</text:p>
          </table:table-cell>
          <table:table-cell office:value-type="string" calcext:value-type="string">
            <text:p>c2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6V</text:p>
          </table:table-cell>
          <table:table-cell office:value-type="string" calcext:value-type="string">
            <text:p>Jens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https://www.jensentone.com//vintage_alnico/p6v</text:p>
          </table:table-cell>
          <table:table-cell office:value-type="string" calcext:value-type="string">
            <text:p>https://www.jensentone.com/sites/jensentone.com/files/speaker_images/p-a-p6v_newlabel.png</text:p>
          </table:table-cell>
          <table:table-cell office:value-type="string" calcext:value-type="string">
            <text:p>https://www.jensentone.com/frequency_response_comparison/render?width=1200&amp;height=800&amp;speakers[0]=359o4</text:p>
          </table:table-cell>
          <table:table-cell office:value-type="string" calcext:value-type="string">
            <text:p>j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8R</text:p>
          </table:table-cell>
          <table:table-cell office:value-type="string" calcext:value-type="string">
            <text:p>Jense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https://www.jensentone.com//vintage_alnico/p8r</text:p>
          </table:table-cell>
          <table:table-cell office:value-type="string" calcext:value-type="string">
            <text:p>https://www.jensentone.com/sites/jensentone.com/files/speaker_images/p-a-p8r_off.png</text:p>
          </table:table-cell>
          <table:table-cell office:value-type="string" calcext:value-type="string">
            <text:p>https://www.jensentone.com/frequency_response_comparison/render?width=1200&amp;height=800&amp;speakers[0]=14o4</text:p>
          </table:table-cell>
          <table:table-cell office:value-type="string" calcext:value-type="string">
            <text:p>j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0Q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89.9" calcext:value-type="float">
            <text:p>89.9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https://www.jensentone.com//vintage_alnico/p10q</text:p>
          </table:table-cell>
          <table:table-cell office:value-type="string" calcext:value-type="string">
            <text:p>https://www.jensentone.com/sites/jensentone.com/files/speaker_images/p-a-p10q_off.png</text:p>
          </table:table-cell>
          <table:table-cell office:value-type="string" calcext:value-type="string">
            <text:p>https://www.jensentone.com/frequency_response_comparison/render?width=1200&amp;height=800&amp;speakers[0]=16o8</text:p>
          </table:table-cell>
          <table:table-cell office:value-type="string" calcext:value-type="string">
            <text:p>j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0R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https://www.jensentone.com//vintage_alnico/p10r</text:p>
          </table:table-cell>
          <table:table-cell office:value-type="string" calcext:value-type="string">
            <text:p>https://www.jensentone.com/sites/jensentone.com/files/speaker_images/p-a-p10r_off.png</text:p>
          </table:table-cell>
          <table:table-cell office:value-type="string" calcext:value-type="string">
            <text:p>https://www.jensentone.com/frequency_response_comparison/render?width=1200&amp;height=800&amp;speakers[0]=15o4</text:p>
          </table:table-cell>
          <table:table-cell office:value-type="string" calcext:value-type="string">
            <text:p>j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0R-F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87.3" calcext:value-type="float">
            <text:p>87.3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https://www.jensentone.com//vintage_alnico/p10r_f</text:p>
          </table:table-cell>
          <table:table-cell office:value-type="string" calcext:value-type="string">
            <text:p>https://www.jensentone.com/sites/jensentone.com/files/speaker_images/p-a-p10r-fen-8.png</text:p>
          </table:table-cell>
          <table:table-cell office:value-type="string" calcext:value-type="string">
            <text:p>https://www.jensentone.com/frequency_response_comparison/render?width=1200&amp;height=800&amp;speakers[0]=346o8</text:p>
          </table:table-cell>
          <table:table-cell office:value-type="string" calcext:value-type="string">
            <text:p>j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2N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https://www.jensentone.com//vintage_alnico/p12n</text:p>
          </table:table-cell>
          <table:table-cell office:value-type="string" calcext:value-type="string">
            <text:p>https://www.jensentone.com/sites/jensentone.com/files/speaker_images/p-a-p12n_off.png</text:p>
          </table:table-cell>
          <table:table-cell office:value-type="string" calcext:value-type="string">
            <text:p>https://www.jensentone.com/frequency_response_comparison/render?width=1200&amp;height=800&amp;speakers[0]=19o8</text:p>
          </table:table-cell>
          <table:table-cell office:value-type="string" calcext:value-type="string">
            <text:p>j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2N No Bell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https://www.jensentone.com//vintage_alnico/p12n_no_bell</text:p>
          </table:table-cell>
          <table:table-cell office:value-type="string" calcext:value-type="string">
            <text:p>https://www.jensentone.com/sites/jensentone.com/files/speaker_images/p-a-p12n-nb_off.png</text:p>
          </table:table-cell>
          <table:table-cell office:value-type="string" calcext:value-type="string">
            <text:p>https://www.jensentone.com/frequency_response_comparison/render?width=1200&amp;height=800&amp;speakers[0]=20o8</text:p>
          </table:table-cell>
          <table:table-cell office:value-type="string" calcext:value-type="string">
            <text:p>j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2Q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90.4" calcext:value-type="float">
            <text:p>90.4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https://www.jensentone.com//vintage_alnico/p12q</text:p>
          </table:table-cell>
          <table:table-cell office:value-type="string" calcext:value-type="string">
            <text:p>https://www.jensentone.com/sites/jensentone.com/files/speaker_images/p-a-p12q_off.png</text:p>
          </table:table-cell>
          <table:table-cell office:value-type="string" calcext:value-type="string">
            <text:p>https://www.jensentone.com/frequency_response_comparison/render?width=1200&amp;height=800&amp;speakers[0]=18o8</text:p>
          </table:table-cell>
          <table:table-cell office:value-type="string" calcext:value-type="string">
            <text:p>j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2R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jensentone.com//vintage_alnico/p12r</text:p>
          </table:table-cell>
          <table:table-cell office:value-type="string" calcext:value-type="string">
            <text:p>https://www.jensentone.com/sites/jensentone.com/files/speaker_images/p-a-p12r_off.png</text:p>
          </table:table-cell>
          <table:table-cell office:value-type="string" calcext:value-type="string">
            <text:p>https://www.jensentone.com/frequency_response_comparison/render?width=1200&amp;height=800&amp;speakers[0]=17o8</text:p>
          </table:table-cell>
          <table:table-cell office:value-type="string" calcext:value-type="string">
            <text:p>j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15N No Bell</text:p>
          </table:table-cell>
          <table:table-cell office:value-type="string" calcext:value-type="string">
            <text:p>Jensen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ttps://www.jensentone.com//vintage_alnico/p15n_no_bell</text:p>
          </table:table-cell>
          <table:table-cell office:value-type="string" calcext:value-type="string">
            <text:p>https://www.jensentone.com/sites/jensentone.com/files/speaker_images/p-a-p15n_off.png</text:p>
          </table:table-cell>
          <table:table-cell office:value-type="string" calcext:value-type="string">
            <text:p>https://www.jensentone.com/frequency_response_comparison/render?width=1200&amp;height=800&amp;speakers[0]=21o8</text:p>
          </table:table-cell>
          <table:table-cell office:value-type="string" calcext:value-type="string">
            <text:p>j1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6V</text:p>
          </table:table-cell>
          <table:table-cell office:value-type="string" calcext:value-type="string">
            <text:p>Jens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06.3" calcext:value-type="float">
            <text:p>106.3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https://www.jensentone.com//vintage_ceramic/c6v</text:p>
          </table:table-cell>
          <table:table-cell office:value-type="string" calcext:value-type="string">
            <text:p>https://www.jensentone.com/sites/jensentone.com/files/speaker_images/p-a-c6v_off.png</text:p>
          </table:table-cell>
          <table:table-cell office:value-type="string" calcext:value-type="string">
            <text:p>https://www.jensentone.com/frequency_response_comparison/render?width=1200&amp;height=800&amp;speakers[0]=358o4</text:p>
          </table:table-cell>
          <table:table-cell office:value-type="string" calcext:value-type="string">
            <text:p>j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8R</text:p>
          </table:table-cell>
          <table:table-cell office:value-type="string" calcext:value-type="string">
            <text:p>Jense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jensentone.com//vintage_ceramic/c8r</text:p>
          </table:table-cell>
          <table:table-cell office:value-type="string" calcext:value-type="string">
            <text:p>https://www.jensentone.com/sites/jensentone.com/files/speaker_images/p-a-c8r_off_0.png</text:p>
          </table:table-cell>
          <table:table-cell office:value-type="string" calcext:value-type="string">
            <text:p>https://www.jensentone.com/frequency_response_comparison/render?width=1200&amp;height=800&amp;speakers[0]=30o4</text:p>
          </table:table-cell>
          <table:table-cell office:value-type="string" calcext:value-type="string">
            <text:p>j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0Q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jensentone.com//vintage_ceramic/c10q</text:p>
          </table:table-cell>
          <table:table-cell office:value-type="string" calcext:value-type="string">
            <text:p>https://www.jensentone.com/sites/jensentone.com/files/speaker_images/p-a-c10q_off.png</text:p>
          </table:table-cell>
          <table:table-cell office:value-type="string" calcext:value-type="string">
            <text:p>https://www.jensentone.com/frequency_response_comparison/render?width=1200&amp;height=800&amp;speakers[0]=32o8</text:p>
          </table:table-cell>
          <table:table-cell office:value-type="string" calcext:value-type="string">
            <text:p>j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0R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ttps://www.jensentone.com//vintage_ceramic/c10r</text:p>
          </table:table-cell>
          <table:table-cell office:value-type="string" calcext:value-type="string">
            <text:p>https://www.jensentone.com/sites/jensentone.com/files/speaker_images/p-a-c10r_off.png</text:p>
          </table:table-cell>
          <table:table-cell office:value-type="string" calcext:value-type="string">
            <text:p>https://www.jensentone.com/frequency_response_comparison/render?width=1200&amp;height=800&amp;speakers[0]=31o8</text:p>
          </table:table-cell>
          <table:table-cell office:value-type="string" calcext:value-type="string">
            <text:p>j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2K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jensentone.com//vintage_ceramic/c12k</text:p>
          </table:table-cell>
          <table:table-cell office:value-type="string" calcext:value-type="string">
            <text:p>https://www.jensentone.com/sites/jensentone.com/files/speaker_images/p-a-c12k_off.png</text:p>
          </table:table-cell>
          <table:table-cell office:value-type="string" calcext:value-type="string">
            <text:p>https://www.jensentone.com/frequency_response_comparison/render?width=1200&amp;height=800&amp;speakers[0]=36o4</text:p>
          </table:table-cell>
          <table:table-cell office:value-type="string" calcext:value-type="string">
            <text:p>j1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2N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ttps://www.jensentone.com//vintage_ceramic/c12n</text:p>
          </table:table-cell>
          <table:table-cell office:value-type="string" calcext:value-type="string">
            <text:p>https://www.jensentone.com/sites/jensentone.com/files/speaker_images/p-a-c12n_off.png</text:p>
          </table:table-cell>
          <table:table-cell office:value-type="string" calcext:value-type="string">
            <text:p>https://www.jensentone.com/frequency_response_comparison/render?width=1200&amp;height=800&amp;speakers[0]=35o4</text:p>
          </table:table-cell>
          <table:table-cell office:value-type="string" calcext:value-type="string">
            <text:p>j1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2Q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87.3" calcext:value-type="float">
            <text:p>87.3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https://www.jensentone.com//vintage_ceramic/c12q</text:p>
          </table:table-cell>
          <table:table-cell office:value-type="string" calcext:value-type="string">
            <text:p>https://www.jensentone.com/sites/jensentone.com/files/speaker_images/p-a-c12q_off.png</text:p>
          </table:table-cell>
          <table:table-cell office:value-type="string" calcext:value-type="string">
            <text:p>https://www.jensentone.com/frequency_response_comparison/render?width=1200&amp;height=800&amp;speakers[0]=34o8</text:p>
          </table:table-cell>
          <table:table-cell office:value-type="string" calcext:value-type="string">
            <text:p>j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2R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ttps://www.jensentone.com//vintage_ceramic/c12r</text:p>
          </table:table-cell>
          <table:table-cell office:value-type="string" calcext:value-type="string">
            <text:p>https://www.jensentone.com/sites/jensentone.com/files/speaker_images/p-a-c12r_off.png</text:p>
          </table:table-cell>
          <table:table-cell office:value-type="string" calcext:value-type="string">
            <text:p>https://www.jensentone.com/frequency_response_comparison/render?width=1200&amp;height=800&amp;speakers[0]=33o8</text:p>
          </table:table-cell>
          <table:table-cell office:value-type="string" calcext:value-type="string">
            <text:p>j1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5K</text:p>
          </table:table-cell>
          <table:table-cell office:value-type="string" calcext:value-type="string">
            <text:p>Jense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https://www.jensentone.com//vintage_ceramic/c15k</text:p>
          </table:table-cell>
          <table:table-cell office:value-type="string" calcext:value-type="string">
            <text:p>https://www.jensentone.com/sites/jensentone.com/files/speaker_images/p-a-c15k_off.png</text:p>
          </table:table-cell>
          <table:table-cell office:value-type="string" calcext:value-type="string">
            <text:p>https://www.jensentone.com/frequency_response_comparison/render?width=1200&amp;height=800&amp;speakers[0]=38o8</text:p>
          </table:table-cell>
          <table:table-cell office:value-type="string" calcext:value-type="string">
            <text:p>j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5N</text:p>
          </table:table-cell>
          <table:table-cell office:value-type="string" calcext:value-type="string">
            <text:p>Jensen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ttps://www.jensentone.com//vintage_ceramic/c15n</text:p>
          </table:table-cell>
          <table:table-cell office:value-type="string" calcext:value-type="string">
            <text:p>https://www.jensentone.com/sites/jensentone.com/files/speaker_images/p-a-c15n_off.png</text:p>
          </table:table-cell>
          <table:table-cell office:value-type="string" calcext:value-type="string">
            <text:p>https://www.jensentone.com/frequency_response_comparison/render?width=1200&amp;height=800&amp;speakers[0]=37o4</text:p>
          </table:table-cell>
          <table:table-cell office:value-type="string" calcext:value-type="string">
            <text:p>j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0" Blackbird 100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112.1" calcext:value-type="float">
            <text:p>112.1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https://www.jensentone.com//jet_series/10_blackbird_100</text:p>
          </table:table-cell>
          <table:table-cell office:value-type="string" calcext:value-type="string">
            <text:p>https://www.jensentone.com/sites/jensentone.com/files/speaker_images/p-a-jp10-100bb_off.png</text:p>
          </table:table-cell>
          <table:table-cell office:value-type="string" calcext:value-type="string">
            <text:p>https://www.jensentone.com/frequency_response_comparison/render?width=1200&amp;height=800&amp;speakers[0]=4o8</text:p>
          </table:table-cell>
          <table:table-cell office:value-type="string" calcext:value-type="string">
            <text:p>j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0" Electric Lightning 50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00.3" calcext:value-type="float">
            <text:p>100.3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https://www.jensentone.com//jet_series/10_electric_lightning_50</text:p>
          </table:table-cell>
          <table:table-cell office:value-type="string" calcext:value-type="string">
            <text:p>https://www.jensentone.com/sites/jensentone.com/files/speaker_images/p-a-jc10-50el_off.png</text:p>
          </table:table-cell>
          <table:table-cell office:value-type="string" calcext:value-type="string">
            <text:p>https://www.jensentone.com/frequency_response_comparison/render?width=1200&amp;height=800&amp;speakers[0]=7o8</text:p>
          </table:table-cell>
          <table:table-cell office:value-type="string" calcext:value-type="string">
            <text:p>j2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0" Falcon 40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14.4" calcext:value-type="float">
            <text:p>114.4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https://www.jensentone.com//jet_series/10_falcon_40</text:p>
          </table:table-cell>
          <table:table-cell office:value-type="string" calcext:value-type="string">
            <text:p>https://www.jensentone.com/sites/jensentone.com/files/speaker_images/p-a-jc10-40fa_off.png</text:p>
          </table:table-cell>
          <table:table-cell office:value-type="string" calcext:value-type="string">
            <text:p>https://www.jensentone.com/frequency_response_comparison/render?width=1200&amp;height=800&amp;speakers[0]=9o8</text:p>
          </table:table-cell>
          <table:table-cell office:value-type="string" calcext:value-type="string">
            <text:p>j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0" Tornado Classic 100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Neodymium</text:p>
          </table:table-cell>
          <table:table-cell table:number-columns-repeated="2"/>
          <table:table-cell office:value-type="float" office:value="82.4" calcext:value-type="float">
            <text:p>82.4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https://www.jensentone.com//jet_series/10_tornado_classic_100</text:p>
          </table:table-cell>
          <table:table-cell office:value-type="string" calcext:value-type="string">
            <text:p>https://www.jensentone.com/sites/jensentone.com/files/speaker_images/p-a-jn10-100tr_off.png</text:p>
          </table:table-cell>
          <table:table-cell office:value-type="string" calcext:value-type="string">
            <text:p>https://www.jensentone.com/frequency_response_comparison/render?width=1200&amp;height=800&amp;speakers[0]=5o8</text:p>
          </table:table-cell>
          <table:table-cell office:value-type="string" calcext:value-type="string">
            <text:p>j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Blackbird 10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nico</text:p>
          </table:table-cell>
          <table:table-cell table:number-columns-repeated="2"/>
          <table:table-cell office:value-type="float" office:value="95.1" calcext:value-type="float">
            <text:p>95.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https://www.jensentone.com//jet_series/12_blackbird_100</text:p>
          </table:table-cell>
          <table:table-cell office:value-type="string" calcext:value-type="string">
            <text:p>https://www.jensentone.com/sites/jensentone.com/files/speaker_images/p-a-jp12-100bb_off.png</text:p>
          </table:table-cell>
          <table:table-cell office:value-type="string" calcext:value-type="string">
            <text:p>https://www.jensentone.com/frequency_response_comparison/render?width=1200&amp;height=800&amp;speakers[0]=1o8</text:p>
          </table:table-cell>
          <table:table-cell office:value-type="string" calcext:value-type="string">
            <text:p>j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Electric Lightning 7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https://www.jensentone.com//jet_series/12_electric_lightning_70</text:p>
          </table:table-cell>
          <table:table-cell office:value-type="string" calcext:value-type="string">
            <text:p>https://www.jensentone.com/sites/jensentone.com/files/speaker_images/p-a-jc12-70el_off.png</text:p>
          </table:table-cell>
          <table:table-cell office:value-type="string" calcext:value-type="string">
            <text:p>https://www.jensentone.com/frequency_response_comparison/render?width=1200&amp;height=800&amp;speakers[0]=8o8</text:p>
          </table:table-cell>
          <table:table-cell office:value-type="string" calcext:value-type="string">
            <text:p>j2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Falcon 5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https://www.jensentone.com//jet_series/12_falcon_50</text:p>
          </table:table-cell>
          <table:table-cell office:value-type="string" calcext:value-type="string">
            <text:p>https://www.jensentone.com/sites/jensentone.com/files/speaker_images/p-a-jc12-50fa_off.png</text:p>
          </table:table-cell>
          <table:table-cell office:value-type="string" calcext:value-type="string">
            <text:p>https://www.jensentone.com/frequency_response_comparison/render?width=1200&amp;height=800&amp;speakers[0]=10o8</text:p>
          </table:table-cell>
          <table:table-cell office:value-type="string" calcext:value-type="string">
            <text:p>j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Nighthawk 75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https://www.jensentone.com//jet_series/12_nighthawk_75</text:p>
          </table:table-cell>
          <table:table-cell office:value-type="string" calcext:value-type="string">
            <text:p>https://www.jensentone.com/sites/jensentone.com/files/speaker_images/jet_off.png</text:p>
          </table:table-cell>
          <table:table-cell office:value-type="string" calcext:value-type="string">
            <text:p>https://www.jensentone.com/frequency_response_comparison/render?width=1200&amp;height=800&amp;speakers[0]=357o8</text:p>
          </table:table-cell>
          <table:table-cell office:value-type="string" calcext:value-type="string">
            <text:p>j2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Tornado Classic 10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Neodymium</text:p>
          </table:table-cell>
          <table:table-cell table:number-columns-repeated="2"/>
          <table:table-cell office:value-type="float" office:value="72.4" calcext:value-type="float">
            <text:p>72.4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https://www.jensentone.com//jet_series/12_tornado_classic_100</text:p>
          </table:table-cell>
          <table:table-cell office:value-type="string" calcext:value-type="string">
            <text:p>https://www.jensentone.com/sites/jensentone.com/files/speaker_images/p-a-jn12-100tr_off.png</text:p>
          </table:table-cell>
          <table:table-cell office:value-type="string" calcext:value-type="string">
            <text:p>https://www.jensentone.com/frequency_response_comparison/render?width=1200&amp;height=800&amp;speakers[0]=6o4</text:p>
          </table:table-cell>
          <table:table-cell office:value-type="string" calcext:value-type="string">
            <text:p>j2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Tornado Stealth 10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Neodymium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https://www.jensentone.com//jet_series/12_tornado_stealth_100</text:p>
          </table:table-cell>
          <table:table-cell office:value-type="string" calcext:value-type="string">
            <text:p>https://www.jensentone.com/sites/jensentone.com/files/speaker_images/n-12-stealth_new_1.png</text:p>
          </table:table-cell>
          <table:table-cell office:value-type="string" calcext:value-type="string">
            <text:p>https://www.jensentone.com/frequency_response_comparison/render?width=1200&amp;height=800&amp;speakers[0]=391o8</text:p>
          </table:table-cell>
          <table:table-cell office:value-type="string" calcext:value-type="string">
            <text:p>j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Tornado Stealth 65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odymium</text:p>
          </table:table-cell>
          <table:table-cell table:number-columns-repeated="2"/>
          <table:table-cell office:value-type="float" office:value="83.2" calcext:value-type="float">
            <text:p>83.2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https://www.jensentone.com//jet_series/12_tornado_stealth_65</text:p>
          </table:table-cell>
          <table:table-cell office:value-type="string" calcext:value-type="string">
            <text:p>https://www.jensentone.com/sites/jensentone.com/files/speaker_images/n-12-stealth_new.png</text:p>
          </table:table-cell>
          <table:table-cell office:value-type="string" calcext:value-type="string">
            <text:p>https://www.jensentone.com/frequency_response_comparison/render?width=1200&amp;height=800&amp;speakers[0]=381o8</text:p>
          </table:table-cell>
          <table:table-cell office:value-type="string" calcext:value-type="string">
            <text:p>j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2" Tornado Stealth 8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Neodymium</text:p>
          </table:table-cell>
          <table:table-cell table:number-columns-repeated="2"/>
          <table:table-cell office:value-type="float" office:value="71.7" calcext:value-type="float">
            <text:p>71.7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https://www.jensentone.com//jet_series/12_tornado_stealth_80</text:p>
          </table:table-cell>
          <table:table-cell office:value-type="string" calcext:value-type="string">
            <text:p>https://www.jensentone.com/sites/jensentone.com/files/speaker_images/n-12-stealth_new_0.png</text:p>
          </table:table-cell>
          <table:table-cell office:value-type="string" calcext:value-type="string">
            <text:p>https://www.jensentone.com/frequency_response_comparison/render?width=1200&amp;height=800&amp;speakers[0]=386o8</text:p>
          </table:table-cell>
          <table:table-cell office:value-type="string" calcext:value-type="string">
            <text:p>j3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5-30</text:p>
          </table:table-cell>
          <table:table-cell office:value-type="string" calcext:value-type="string">
            <text:p>Jense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jensentone.com//mod_series/mod_5_30</text:p>
          </table:table-cell>
          <table:table-cell office:value-type="string" calcext:value-type="string">
            <text:p>https://www.jensentone.com/sites/jensentone.com/files/speaker_images/p-a-mod5-30_off_0.png</text:p>
          </table:table-cell>
          <table:table-cell office:value-type="string" calcext:value-type="string">
            <text:p>https://www.jensentone.com/frequency_response_comparison/render?width=1200&amp;height=800&amp;speakers[0]=43o8</text:p>
          </table:table-cell>
          <table:table-cell office:value-type="string" calcext:value-type="string">
            <text:p>j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6-15</text:p>
          </table:table-cell>
          <table:table-cell office:value-type="string" calcext:value-type="string">
            <text:p>Jense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89.9" calcext:value-type="float">
            <text:p>89.9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https://www.jensentone.com//mod_series/mod_6_15</text:p>
          </table:table-cell>
          <table:table-cell office:value-type="string" calcext:value-type="string">
            <text:p>https://www.jensentone.com/sites/jensentone.com/files/speaker_images/p-a-mod6-15_off_0.png</text:p>
          </table:table-cell>
          <table:table-cell office:value-type="string" calcext:value-type="string">
            <text:p>https://www.jensentone.com/frequency_response_comparison/render?width=1200&amp;height=800&amp;speakers[0]=44o4</text:p>
          </table:table-cell>
          <table:table-cell office:value-type="string" calcext:value-type="string">
            <text:p>j3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8-20</text:p>
          </table:table-cell>
          <table:table-cell office:value-type="string" calcext:value-type="string">
            <text:p>Jense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19.4" calcext:value-type="float">
            <text:p>119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ttps://www.jensentone.com//mod_series/mod_8_20</text:p>
          </table:table-cell>
          <table:table-cell office:value-type="string" calcext:value-type="string">
            <text:p>https://www.jensentone.com/sites/jensentone.com/files/speaker_images/p-a-mod8-20_off_0.png</text:p>
          </table:table-cell>
          <table:table-cell office:value-type="string" calcext:value-type="string">
            <text:p>https://www.jensentone.com/frequency_response_comparison/render?width=1200&amp;height=800&amp;speakers[0]=45o4</text:p>
          </table:table-cell>
          <table:table-cell office:value-type="string" calcext:value-type="string">
            <text:p>j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0-35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https://www.jensentone.com//mod_series/mod_10_35</text:p>
          </table:table-cell>
          <table:table-cell office:value-type="string" calcext:value-type="string">
            <text:p>https://www.jensentone.com/sites/jensentone.com/files/speaker_images/p-a-mod10-35_off_0.png</text:p>
          </table:table-cell>
          <table:table-cell office:value-type="string" calcext:value-type="string">
            <text:p>https://www.jensentone.com/frequency_response_comparison/render?width=1200&amp;height=800&amp;speakers[0]=46o8</text:p>
          </table:table-cell>
          <table:table-cell office:value-type="string" calcext:value-type="string">
            <text:p>j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0-50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https://www.jensentone.com//mod_series/mod_10_50</text:p>
          </table:table-cell>
          <table:table-cell office:value-type="string" calcext:value-type="string">
            <text:p>https://www.jensentone.com/sites/jensentone.com/files/speaker_images/p-a-mod10-50_off_0.png</text:p>
          </table:table-cell>
          <table:table-cell office:value-type="string" calcext:value-type="string">
            <text:p>https://www.jensentone.com/frequency_response_comparison/render?width=1200&amp;height=800&amp;speakers[0]=47o4</text:p>
          </table:table-cell>
          <table:table-cell office:value-type="string" calcext:value-type="string">
            <text:p>j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0-70</text:p>
          </table:table-cell>
          <table:table-cell office:value-type="string" calcext:value-type="string">
            <text:p>Jensen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jensentone.com//mod_series/mod_10_70</text:p>
          </table:table-cell>
          <table:table-cell office:value-type="string" calcext:value-type="string">
            <text:p>https://www.jensentone.com/sites/jensentone.com/files/speaker_images/p-a-mod10-70_off_0.png</text:p>
          </table:table-cell>
          <table:table-cell office:value-type="string" calcext:value-type="string">
            <text:p>https://www.jensentone.com/frequency_response_comparison/render?width=1200&amp;height=800&amp;speakers[0]=48o8</text:p>
          </table:table-cell>
          <table:table-cell office:value-type="string" calcext:value-type="string">
            <text:p>j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2-11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85.6" calcext:value-type="float">
            <text:p>85.6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https://www.jensentone.com//mod_series/mod_12_110</text:p>
          </table:table-cell>
          <table:table-cell office:value-type="string" calcext:value-type="string">
            <text:p>https://www.jensentone.com/sites/jensentone.com/files/speaker_images/p-a-mod12-110_off_0.png</text:p>
          </table:table-cell>
          <table:table-cell office:value-type="string" calcext:value-type="string">
            <text:p>https://www.jensentone.com/frequency_response_comparison/render?width=1200&amp;height=800&amp;speakers[0]=52o8</text:p>
          </table:table-cell>
          <table:table-cell office:value-type="string" calcext:value-type="string">
            <text:p>j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2-35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73.5" calcext:value-type="float">
            <text:p>73.5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https://www.jensentone.com//mod_series/mod_12_35</text:p>
          </table:table-cell>
          <table:table-cell office:value-type="string" calcext:value-type="string">
            <text:p>https://www.jensentone.com/sites/jensentone.com/files/speaker_images/p-a-mod12-35_off_0.png</text:p>
          </table:table-cell>
          <table:table-cell office:value-type="string" calcext:value-type="string">
            <text:p>https://www.jensentone.com/frequency_response_comparison/render?width=1200&amp;height=800&amp;speakers[0]=49o8</text:p>
          </table:table-cell>
          <table:table-cell office:value-type="string" calcext:value-type="string">
            <text:p>j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2-5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https://www.jensentone.com//mod_series/mod_12_50</text:p>
          </table:table-cell>
          <table:table-cell office:value-type="string" calcext:value-type="string">
            <text:p>https://www.jensentone.com/sites/jensentone.com/files/speaker_images/p-a-mod12-50_off_0.png</text:p>
          </table:table-cell>
          <table:table-cell office:value-type="string" calcext:value-type="string">
            <text:p>https://www.jensentone.com/frequency_response_comparison/render?width=1200&amp;height=800&amp;speakers[0]=50o8</text:p>
          </table:table-cell>
          <table:table-cell office:value-type="string" calcext:value-type="string">
            <text:p>j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2-70</text:p>
          </table:table-cell>
          <table:table-cell office:value-type="string" calcext:value-type="string">
            <text:p>Jensen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jensentone.com//mod_series/mod_12_70</text:p>
          </table:table-cell>
          <table:table-cell office:value-type="string" calcext:value-type="string">
            <text:p>https://www.jensentone.com/sites/jensentone.com/files/speaker_images/p-a-mod12-70_off_0.png</text:p>
          </table:table-cell>
          <table:table-cell office:value-type="string" calcext:value-type="string">
            <text:p>https://www.jensentone.com/frequency_response_comparison/render?width=1200&amp;height=800&amp;speakers[0]=51o4</text:p>
          </table:table-cell>
          <table:table-cell office:value-type="string" calcext:value-type="string">
            <text:p>j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5-120</text:p>
          </table:table-cell>
          <table:table-cell office:value-type="string" calcext:value-type="string">
            <text:p>Jense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https://www.jensentone.com//mod_series/mod_15_120</text:p>
          </table:table-cell>
          <table:table-cell office:value-type="string" calcext:value-type="string">
            <text:p>https://www.jensentone.com/sites/jensentone.com/files/speaker_images/p-a-mod15-120_off_0.png</text:p>
          </table:table-cell>
          <table:table-cell office:value-type="string" calcext:value-type="string">
            <text:p>https://www.jensentone.com/frequency_response_comparison/render?width=1200&amp;height=800&amp;speakers[0]=53o4</text:p>
          </table:table-cell>
          <table:table-cell office:value-type="string" calcext:value-type="string">
            <text:p>j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 15-200</text:p>
          </table:table-cell>
          <table:table-cell office:value-type="string" calcext:value-type="string">
            <text:p>Jensen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44.3" calcext:value-type="float">
            <text:p>44.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https://www.jensentone.com//mod_series/mod_15_200</text:p>
          </table:table-cell>
          <table:table-cell office:value-type="string" calcext:value-type="string">
            <text:p>https://www.jensentone.com/sites/jensentone.com/files/speaker_images/p-a-mod15-200_off_0.png</text:p>
          </table:table-cell>
          <table:table-cell office:value-type="string" calcext:value-type="string">
            <text:p>https://www.jensentone.com/frequency_response_comparison/render?width=1200&amp;height=800&amp;speakers[0]=54o4</text:p>
          </table:table-cell>
          <table:table-cell office:value-type="string" calcext:value-type="string">
            <text:p>j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eelHouse 150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Neodymium</text:p>
          </table:table-cell>
          <table:table-cell office:value-type="float" office:value="80" calcext:value-type="float">
            <text:p>80</text:p>
          </table:table-cell>
          <table:table-cell office:value-type="float" office:value="3800" calcext:value-type="float">
            <text:p>3800</text:p>
          </table:table-cell>
          <table:table-cell office:value-type="float" office:value="82" calcext:value-type="float">
            <text:p>82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http://www.eminence.com/speakers/speaker-detail/?model=WheelHouse_150</text:p>
          </table:table-cell>
          <table:table-cell office:value-type="string" calcext:value-type="string">
            <text:p>http://www.eminence.com/img/speakers/large/WheelHouse_150--1.jpg</text:p>
          </table:table-cell>
          <table:table-cell office:value-type="string" calcext:value-type="string">
            <text:p>http://www.eminence.com/img/curves/WheelHouse_150.png</text:p>
          </table:table-cell>
          <table:table-cell office:value-type="string" calcext:value-type="string">
            <text:p>e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10-SC64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Ferrite</text:p>
          </table:table-cell>
          <table:table-cell office:value-type="float" office:value="100" calcext:value-type="float">
            <text:p>100</text:p>
          </table:table-cell>
          <table:table-cell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http://www.eminence.com/speakers/speaker-detail/?model=GA10_SC64</text:p>
          </table:table-cell>
          <table:table-cell office:value-type="string" calcext:value-type="string">
            <text:p>http://www.eminence.com/img/speakers/large/GA10_SC64--1.jpg</text:p>
          </table:table-cell>
          <table:table-cell office:value-type="string" calcext:value-type="string">
            <text:p>http://www.eminence.com/img/curves/GA10_SC64.png</text:p>
          </table:table-cell>
          <table:table-cell office:value-type="string" calcext:value-type="string">
            <text:p>e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UBLE-T 12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Neodymium</text:p>
          </table:table-cell>
          <table:table-cell office:value-type="float" office:value="50" calcext:value-type="float">
            <text:p>50</text:p>
          </table:table-cell>
          <table:table-cell office:value-type="float" office:value="3800" calcext:value-type="float">
            <text:p>3800</text:p>
          </table:table-cell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http://www.eminence.com/speakers/speaker-detail/?model=Double_T_12</text:p>
          </table:table-cell>
          <table:table-cell office:value-type="string" calcext:value-type="string">
            <text:p>http://www.eminence.com/img/speakers/large/Double_T_12--1.jpg</text:p>
          </table:table-cell>
          <table:table-cell office:value-type="string" calcext:value-type="string">
            <text:p>http://www.eminence.com/img/curves/Double_T_12.png</text:p>
          </table:table-cell>
          <table:table-cell office:value-type="string" calcext:value-type="string">
            <text:p>e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J-1240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Alnico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eminence.com/speakers/speaker-detail/?model=EJ_1240</text:p>
          </table:table-cell>
          <table:table-cell office:value-type="string" calcext:value-type="string">
            <text:p>http://www.eminence.com/img/speakers/large/EJ_1240--1.jpg</text:p>
          </table:table-cell>
          <table:table-cell office:value-type="string" calcext:value-type="string">
            <text:p>http://www.eminence.com/img/curves/EJ_1240.png</text:p>
          </table:table-cell>
          <table:table-cell office:value-type="string" calcext:value-type="string">
            <text:p>e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J-1240-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Alnico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http://www.eminence.com/speakers/speaker-detail/?model=EJ_1240_16</text:p>
          </table:table-cell>
          <table:table-cell office:value-type="string" calcext:value-type="string">
            <text:p>http://www.eminence.com/img/speakers/large/EJ_1240_16--1.jpg</text:p>
          </table:table-cell>
          <table:table-cell office:value-type="string" calcext:value-type="string">
            <text:p>http://www.eminence.com/img/curves/EJ_1240_16.png</text:p>
          </table:table-cell>
          <table:table-cell office:value-type="string" calcext:value-type="string">
            <text:p>e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-SC64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300" calcext:value-type="float">
            <text:p>5300</text:p>
          </table:table-cell>
          <table:table-cell office:value-type="float" office:value="88" calcext:value-type="float">
            <text:p>88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http://www.eminence.com/speakers/speaker-detail/?model=GA_SC64</text:p>
          </table:table-cell>
          <table:table-cell office:value-type="string" calcext:value-type="string">
            <text:p>http://www.eminence.com/img/speakers/large/GA_SC64--1.jpg</text:p>
          </table:table-cell>
          <table:table-cell office:value-type="string" calcext:value-type="string">
            <text:p>http://www.eminence.com/img/curves/GA_SC64.png</text:p>
          </table:table-cell>
          <table:table-cell office:value-type="string" calcext:value-type="string">
            <text:p>e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-SC64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300" calcext:value-type="float">
            <text:p>5300</text:p>
          </table:table-cell>
          <table:table-cell office:value-type="float" office:value="90" calcext:value-type="float">
            <text:p>90</text:p>
          </table:table-cell>
          <table:table-cell office:value-type="float" office:value="15.33" calcext:value-type="float">
            <text:p>15.33</text:p>
          </table:table-cell>
          <table:table-cell office:value-type="string" calcext:value-type="string">
            <text:p>http://www.eminence.com/speakers/speaker-detail/?model=GA_SC6416</text:p>
          </table:table-cell>
          <table:table-cell office:value-type="string" calcext:value-type="string">
            <text:p>http://www.eminence.com/img/speakers/large/GA_SC6416--1.jpg</text:p>
          </table:table-cell>
          <table:table-cell office:value-type="string" calcext:value-type="string">
            <text:p>http://www.eminence.com/img/curves/GA_SC6416.png</text:p>
          </table:table-cell>
          <table:table-cell office:value-type="string" calcext:value-type="string">
            <text:p>e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mpDog 12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3800" calcext:value-type="float">
            <text:p>3800</text:p>
          </table:table-cell>
          <table:table-cell office:value-type="float" office:value="69" calcext:value-type="float">
            <text:p>69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http://www.eminence.com/speakers/speaker-detail/?model=HempDog_12</text:p>
          </table:table-cell>
          <table:table-cell office:value-type="string" calcext:value-type="string">
            <text:p>http://www.eminence.com/img/speakers/large/HempDog_12--1.jpg</text:p>
          </table:table-cell>
          <table:table-cell office:value-type="string" calcext:value-type="string">
            <text:p>http://www.eminence.com/img/curves/HempDog_12.png</text:p>
          </table:table-cell>
          <table:table-cell office:value-type="string" calcext:value-type="string">
            <text:p>e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S-1250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200" calcext:value-type="float">
            <text:p>5200</text:p>
          </table:table-cell>
          <table:table-cell office:value-type="float" office:value="92" calcext:value-type="float">
            <text:p>92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http://www.eminence.com/speakers/speaker-detail/?model=JS_1250</text:p>
          </table:table-cell>
          <table:table-cell office:value-type="string" calcext:value-type="string">
            <text:p>http://www.eminence.com/img/speakers/large/JS_1250--1.jpg</text:p>
          </table:table-cell>
          <table:table-cell office:value-type="string" calcext:value-type="string">
            <text:p>http://www.eminence.com/img/curves/JS_1250.png</text:p>
          </table:table-cell>
          <table:table-cell office:value-type="string" calcext:value-type="string">
            <text:p>e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F-350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errite</text:p>
          </table:table-cell>
          <table:table-cell office:value-type="float" office:value="65" calcext:value-type="float">
            <text:p>65</text:p>
          </table:table-cell>
          <table:table-cell office:value-type="float" office:value="3500" calcext:value-type="float">
            <text:p>3500</text:p>
          </table:table-cell>
          <table:table-cell office:value-type="float" office:value="63" calcext:value-type="float">
            <text:p>63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http://www.eminence.com/speakers/speaker-detail/?model=PF_350</text:p>
          </table:table-cell>
          <table:table-cell office:value-type="string" calcext:value-type="string">
            <text:p>http://www.eminence.com/img/speakers/large/PF_350--1.jpg</text:p>
          </table:table-cell>
          <table:table-cell office:value-type="string" calcext:value-type="string">
            <text:p>http://www.eminence.com/img/curves/PF_350.png</text:p>
          </table:table-cell>
          <table:table-cell office:value-type="string" calcext:value-type="string">
            <text:p>e1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F-1250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400" calcext:value-type="float">
            <text:p>4400</text:p>
          </table:table-cell>
          <table:table-cell office:value-type="float" office:value="95" calcext:value-type="float">
            <text:p>95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http://www.eminence.com/speakers/speaker-detail/?model=TF_1250</text:p>
          </table:table-cell>
          <table:table-cell office:value-type="string" calcext:value-type="string">
            <text:p>http://www.eminence.com/img/speakers/large/TF_1250--1.jpg</text:p>
          </table:table-cell>
          <table:table-cell office:value-type="string" calcext:value-type="string">
            <text:p>http://www.eminence.com/img/curves/TF_1250.png</text:p>
          </table:table-cell>
          <table:table-cell office:value-type="string" calcext:value-type="string">
            <text:p>e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620H</text:p>
          </table:table-cell>
          <table:table-cell office:value-type="string" calcext:value-type="string">
            <text:p>Eminenc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Ferrite</text:p>
          </table:table-cell>
          <table:table-cell office:value-type="float" office:value="100" calcext:value-type="float">
            <text:p>100</text:p>
          </table:table-cell>
          <table:table-cell office:value-type="float" office:value="5300" calcext:value-type="float">
            <text:p>5300</text:p>
          </table:table-cell>
          <table:table-cell office:value-type="float" office:value="114" calcext:value-type="float">
            <text:p>114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http://www.eminence.com/speakers/speaker-detail/?model=620H</text:p>
          </table:table-cell>
          <table:table-cell office:value-type="string" calcext:value-type="string">
            <text:p>http://www.eminence.com/img/speakers/large/620H--1.jpg</text:p>
          </table:table-cell>
          <table:table-cell office:value-type="string" calcext:value-type="string">
            <text:p>http://www.eminence.com/img/curves/620H.png</text:p>
          </table:table-cell>
          <table:table-cell office:value-type="string" calcext:value-type="string">
            <text:p>e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620H-8</text:p>
          </table:table-cell>
          <table:table-cell office:value-type="string" calcext:value-type="string">
            <text:p>Eminenc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Ferrite</text:p>
          </table:table-cell>
          <table:table-cell office:value-type="float" office:value="109" calcext:value-type="float">
            <text:p>109</text:p>
          </table:table-cell>
          <table:table-cell office:value-type="float" office:value="5300" calcext:value-type="float">
            <text:p>5300</text:p>
          </table:table-cell>
          <table:table-cell office:value-type="float" office:value="109" calcext:value-type="float">
            <text:p>109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http://www.eminence.com/speakers/speaker-detail/?model=620H_8</text:p>
          </table:table-cell>
          <table:table-cell office:value-type="string" calcext:value-type="string">
            <text:p>http://www.eminence.com/img/speakers/large/620H_8--1.jpg</text:p>
          </table:table-cell>
          <table:table-cell office:value-type="string" calcext:value-type="string">
            <text:p>http://www.eminence.com/img/curves/620H_8.png</text:p>
          </table:table-cell>
          <table:table-cell office:value-type="string" calcext:value-type="string">
            <text:p>e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20H</text:p>
          </table:table-cell>
          <table:table-cell office:value-type="string" calcext:value-type="string">
            <text:p>Eminenc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600" calcext:value-type="float">
            <text:p>4600</text:p>
          </table:table-cell>
          <table:table-cell office:value-type="float" office:value="144" calcext:value-type="float">
            <text:p>144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http://www.eminence.com/speakers/speaker-detail/?model=820H</text:p>
          </table:table-cell>
          <table:table-cell office:value-type="string" calcext:value-type="string">
            <text:p>http://www.eminence.com/img/speakers/large/820H--1.jpg</text:p>
          </table:table-cell>
          <table:table-cell office:value-type="string" calcext:value-type="string">
            <text:p>http://www.eminence.com/img/curves/820H.png</text:p>
          </table:table-cell>
          <table:table-cell office:value-type="string" calcext:value-type="string">
            <text:p>e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L' BUDDY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149" calcext:value-type="float">
            <text:p>149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http://www.eminence.com/speakers/speaker-detail/?model=Lil_Buddy</text:p>
          </table:table-cell>
          <table:table-cell office:value-type="string" calcext:value-type="string">
            <text:p>http://www.eminence.com/img/speakers/large/Lil_Buddy--1.jpg</text:p>
          </table:table-cell>
          <table:table-cell office:value-type="string" calcext:value-type="string">
            <text:p>http://www.eminence.com/img/curves/Lil_Buddy.png</text:p>
          </table:table-cell>
          <table:table-cell office:value-type="string" calcext:value-type="string">
            <text:p>e1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GIN CAJUN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http://www.eminence.com/speakers/speaker-detail/?model=Ragin_Cajun</text:p>
          </table:table-cell>
          <table:table-cell office:value-type="string" calcext:value-type="string">
            <text:p>http://www.eminence.com/img/speakers/large/Ragin_Cajun--1.jpg</text:p>
          </table:table-cell>
          <table:table-cell office:value-type="string" calcext:value-type="string">
            <text:p>http://www.eminence.com/img/curves/Ragin_Cajun.png</text:p>
          </table:table-cell>
          <table:table-cell office:value-type="string" calcext:value-type="string">
            <text:p>e1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COPPERHEAD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105" calcext:value-type="float">
            <text:p>105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http://www.eminence.com/speakers/speaker-detail/?model=Copperhead</text:p>
          </table:table-cell>
          <table:table-cell office:value-type="string" calcext:value-type="string">
            <text:p>http://www.eminence.com/img/speakers/large/Copperhead--1.jpg</text:p>
          </table:table-cell>
          <table:table-cell office:value-type="string" calcext:value-type="string">
            <text:p>http://www.eminence.com/img/curves/Copperhead.png</text:p>
          </table:table-cell>
          <table:table-cell office:value-type="string" calcext:value-type="string">
            <text:p>e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NNABIS REX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96" calcext:value-type="float">
            <text:p>9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http://www.eminence.com/speakers/speaker-detail/?model=Cannabis_Rex</text:p>
          </table:table-cell>
          <table:table-cell office:value-type="string" calcext:value-type="string">
            <text:p>http://www.eminence.com/img/speakers/large/Cannabis_Rex--1.jpg</text:p>
          </table:table-cell>
          <table:table-cell office:value-type="string" calcext:value-type="string">
            <text:p>http://www.eminence.com/img/curves/Cannabis_Rex.png</text:p>
          </table:table-cell>
          <table:table-cell office:value-type="string" calcext:value-type="string">
            <text:p>e1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NNABIS REX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101" calcext:value-type="float">
            <text:p>101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http://www.eminence.com/speakers/speaker-detail/?model=Cannabis_Rex_16</text:p>
          </table:table-cell>
          <table:table-cell office:value-type="string" calcext:value-type="string">
            <text:p>http://www.eminence.com/img/speakers/large/Cannabis_Rex_16--1.jpg</text:p>
          </table:table-cell>
          <table:table-cell office:value-type="string" calcext:value-type="string">
            <text:p>http://www.eminence.com/img/curves/Cannabis_Rex_16.png</text:p>
          </table:table-cell>
          <table:table-cell office:value-type="string" calcext:value-type="string">
            <text:p>e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S-12C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Neodymium</text:p>
          </table:table-cell>
          <table:table-cell office:value-type="float" office:value="65" calcext:value-type="float">
            <text:p>65</text:p>
          </table:table-cell>
          <table:table-cell office:value-type="float" office:value="4900" calcext:value-type="float">
            <text:p>4900</text:p>
          </table:table-cell>
          <table:table-cell office:value-type="float" office:value="49" calcext:value-type="float">
            <text:p>49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http://www.eminence.com/speakers/speaker-detail/?model=EPS_12C</text:p>
          </table:table-cell>
          <table:table-cell office:value-type="string" calcext:value-type="string">
            <text:p>http://www.eminence.com/img/speakers/large/EPS_12C--1.jpg</text:p>
          </table:table-cell>
          <table:table-cell office:value-type="string" calcext:value-type="string">
            <text:p>http://www.eminence.com/img/curves/EPS_12C.png</text:p>
          </table:table-cell>
          <table:table-cell office:value-type="string" calcext:value-type="string">
            <text:p>e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L' TEXAS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Neodymium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http://www.eminence.com/speakers/speaker-detail/?model=Lil_Texas</text:p>
          </table:table-cell>
          <table:table-cell office:value-type="string" calcext:value-type="string">
            <text:p>http://www.eminence.com/img/speakers/large/Lil_Texas--1.jpg</text:p>
          </table:table-cell>
          <table:table-cell office:value-type="string" calcext:value-type="string">
            <text:p>http://www.eminence.com/img/curves/Lil_Texas.png</text:p>
          </table:table-cell>
          <table:table-cell office:value-type="string" calcext:value-type="string">
            <text:p>e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http://www.eminence.com/speakers/speaker-detail/?model=Maverick</text:p>
          </table:table-cell>
          <table:table-cell office:value-type="string" calcext:value-type="string">
            <text:p>http://www.eminence.com/img/speakers/large/Maverick--1.jpg</text:p>
          </table:table-cell>
          <table:table-cell office:value-type="string" calcext:value-type="string">
            <text:p>http://www.eminence.com/img/response_graph.png</text:p>
          </table:table-cell>
          <table:table-cell office:value-type="string" calcext:value-type="string">
            <text:p>e2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VERICK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rrite</text:p>
          </table:table-cell>
          <table:table-cell office:value-type="float" office:value="75" calcext:value-type="float">
            <text:p>75</text:p>
          </table:table-cell>
          <table:table-cell office:value-type="float" office:value="5200" calcext:value-type="float">
            <text:p>5200</text:p>
          </table:table-cell>
          <table:table-cell office:value-type="float" office:value="89" calcext:value-type="float">
            <text:p>89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http://www.eminence.com/speakers/speaker-detail/?model=Maverick_16</text:p>
          </table:table-cell>
          <table:table-cell office:value-type="string" calcext:value-type="string">
            <text:p>http://www.eminence.com/img/speakers/large/Maverick_16--1.jpg</text:p>
          </table:table-cell>
          <table:table-cell office:value-type="string" calcext:value-type="string">
            <text:p>http://www.eminence.com/img/response_graph.png</text:p>
          </table:table-cell>
          <table:table-cell office:value-type="string" calcext:value-type="string">
            <text:p>e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D WHITE AND BLUES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300" calcext:value-type="float">
            <text:p>4300</text:p>
          </table:table-cell>
          <table:table-cell office:value-type="float" office:value="110" calcext:value-type="float">
            <text:p>110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http://www.eminence.com/speakers/speaker-detail/?model=Red_White_and_Blues</text:p>
          </table:table-cell>
          <table:table-cell office:value-type="string" calcext:value-type="string">
            <text:p>http://www.eminence.com/img/speakers/large/Red_White_and_Blues--1.jpg</text:p>
          </table:table-cell>
          <table:table-cell office:value-type="string" calcext:value-type="string">
            <text:p>http://www.eminence.com/img/curves/Red_White_and_Blues.png</text:p>
          </table:table-cell>
          <table:table-cell office:value-type="string" calcext:value-type="string">
            <text:p>e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AMP THANG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4000" calcext:value-type="float">
            <text:p>4000</text:p>
          </table:table-cell>
          <table:table-cell office:value-type="float" office:value="97" calcext:value-type="float">
            <text:p>97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http://www.eminence.com/speakers/speaker-detail/?model=Swamp_Thang</text:p>
          </table:table-cell>
          <table:table-cell office:value-type="string" calcext:value-type="string">
            <text:p>http://www.eminence.com/img/speakers/large/Swamp_Thang--1.jpg</text:p>
          </table:table-cell>
          <table:table-cell office:value-type="string" calcext:value-type="string">
            <text:p>http://www.eminence.com/img/curves/Swamp_Thang.png</text:p>
          </table:table-cell>
          <table:table-cell office:value-type="string" calcext:value-type="string">
            <text:p>e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AMP THANG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5100" calcext:value-type="float">
            <text:p>5100</text:p>
          </table:table-cell>
          <table:table-cell office:value-type="float" office:value="113" calcext:value-type="float">
            <text:p>113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http://www.eminence.com/speakers/speaker-detail/?model=Swamp_Thang_16</text:p>
          </table:table-cell>
          <table:table-cell office:value-type="string" calcext:value-type="string">
            <text:p>http://www.eminence.com/img/speakers/large/Swamp_Thang_16--1.jpg</text:p>
          </table:table-cell>
          <table:table-cell office:value-type="string" calcext:value-type="string">
            <text:p>http://www.eminence.com/img/curves/Swamp_Thang_16.png</text:p>
          </table:table-cell>
          <table:table-cell office:value-type="string" calcext:value-type="string">
            <text:p>e2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XAS HEAT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99.4" calcext:value-type="float">
            <text:p>99.4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4700" calcext:value-type="float">
            <text:p>4700</text:p>
          </table:table-cell>
          <table:table-cell office:value-type="float" office:value="79" calcext:value-type="float">
            <text:p>7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http://www.eminence.com/speakers/speaker-detail/?model=Texas_Heat</text:p>
          </table:table-cell>
          <table:table-cell office:value-type="string" calcext:value-type="string">
            <text:p>http://www.eminence.com/img/speakers/large/Texas_Heat--1.jpg</text:p>
          </table:table-cell>
          <table:table-cell office:value-type="string" calcext:value-type="string">
            <text:p>http://www.eminence.com/img/curves/Texas_Heat.png</text:p>
          </table:table-cell>
          <table:table-cell office:value-type="string" calcext:value-type="string">
            <text:p>e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XAS HEAT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4600" calcext:value-type="float">
            <text:p>4600</text:p>
          </table:table-cell>
          <table:table-cell office:value-type="float" office:value="91" calcext:value-type="float">
            <text:p>91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http://www.eminence.com/speakers/speaker-detail/?model=Texas_Heat_16</text:p>
          </table:table-cell>
          <table:table-cell office:value-type="string" calcext:value-type="string">
            <text:p>http://www.eminence.com/img/speakers/large/Texas_Heat_16--1.jpg</text:p>
          </table:table-cell>
          <table:table-cell office:value-type="string" calcext:value-type="string">
            <text:p>http://www.eminence.com/img/curves/Texas_Heat_16.png</text:p>
          </table:table-cell>
          <table:table-cell office:value-type="string" calcext:value-type="string">
            <text:p>e2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XAS HEAT 4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4000" calcext:value-type="float">
            <text:p>4000</text:p>
          </table:table-cell>
          <table:table-cell office:value-type="float" office:value="89" calcext:value-type="float">
            <text:p>89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http://www.eminence.com/speakers/speaker-detail/?model=Texas_Heat_4</text:p>
          </table:table-cell>
          <table:table-cell office:value-type="string" calcext:value-type="string">
            <text:p>http://www.eminence.com/img/speakers/large/Texas_Heat_4--1.jpg</text:p>
          </table:table-cell>
          <table:table-cell office:value-type="string" calcext:value-type="string">
            <text:p>http://www.eminence.com/img/curves/Texas_Heat_4.png</text:p>
          </table:table-cell>
          <table:table-cell office:value-type="string" calcext:value-type="string">
            <text:p>e2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S-15C</text:p>
          </table:table-cell>
          <table:table-cell office:value-type="string" calcext:value-type="string">
            <text:p>Eminenc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Neodymium</text:p>
          </table:table-cell>
          <table:table-cell office:value-type="float" office:value="42" calcext:value-type="float">
            <text:p>42</text:p>
          </table:table-cell>
          <table:table-cell office:value-type="float" office:value="2900" calcext:value-type="float">
            <text:p>2900</text:p>
          </table:table-cell>
          <table:table-cell office:value-type="float" office:value="42" calcext:value-type="float">
            <text:p>42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http://www.eminence.com/speakers/speaker-detail/?model=EPS_15C</text:p>
          </table:table-cell>
          <table:table-cell office:value-type="string" calcext:value-type="string">
            <text:p>http://www.eminence.com/img/speakers/large/EPS_15C--1.jpg</text:p>
          </table:table-cell>
          <table:table-cell office:value-type="string" calcext:value-type="string">
            <text:p>http://www.eminence.com/img/curves/EPS_15C.png</text:p>
          </table:table-cell>
          <table:table-cell office:value-type="string" calcext:value-type="string">
            <text:p>e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MROD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101" calcext:value-type="float">
            <text:p>10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http://www.eminence.com/speakers/speaker-detail/?model=Ramrod</text:p>
          </table:table-cell>
          <table:table-cell office:value-type="string" calcext:value-type="string">
            <text:p>http://www.eminence.com/img/speakers/large/Ramrod--1.jpg</text:p>
          </table:table-cell>
          <table:table-cell office:value-type="string" calcext:value-type="string">
            <text:p>http://www.eminence.com/img/curves/Ramrod.png</text:p>
          </table:table-cell>
          <table:table-cell office:value-type="string" calcext:value-type="string">
            <text:p>e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F10C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105" calcext:value-type="float">
            <text:p>105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http://www.eminence.com/speakers/speaker-detail/?model=RF10C</text:p>
          </table:table-cell>
          <table:table-cell office:value-type="string" calcext:value-type="string">
            <text:p>http://www.eminence.com/img/speakers/large/RF10C--1.jpg</text:p>
          </table:table-cell>
          <table:table-cell office:value-type="string" calcext:value-type="string">
            <text:p>http://www.eminence.com/img/curves/RF10C.png</text:p>
          </table:table-cell>
          <table:table-cell office:value-type="string" calcext:value-type="string">
            <text:p>e3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V-65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http://www.eminence.com/speakers/speaker-detail/?model=CV-65</text:p>
          </table:table-cell>
          <table:table-cell office:value-type="string" calcext:value-type="string">
            <text:p>http://www.eminence.com/img/speakers/large/CV-65--1.jpg</text:p>
          </table:table-cell>
          <table:table-cell office:value-type="string" calcext:value-type="string">
            <text:p>http://www.eminence.com/img/curves/CV-65.png</text:p>
          </table:table-cell>
          <table:table-cell office:value-type="string" calcext:value-type="string">
            <text:p>e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V-75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http://www.eminence.com/speakers/speaker-detail/?model=CV-75</text:p>
          </table:table-cell>
          <table:table-cell office:value-type="string" calcext:value-type="string">
            <text:p>http://www.eminence.com/img/speakers/large/CV-75--1.jpg</text:p>
          </table:table-cell>
          <table:table-cell office:value-type="string" calcext:value-type="string">
            <text:p>http://www.eminence.com/img/curves/CV-75.png</text:p>
          </table:table-cell>
          <table:table-cell office:value-type="string" calcext:value-type="string">
            <text:p>e3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V-75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700" calcext:value-type="float">
            <text:p>5700</text:p>
          </table:table-cell>
          <table:table-cell office:value-type="float" office:value="80" calcext:value-type="float">
            <text:p>80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http://www.eminence.com/speakers/speaker-detail/?model=CV-7516</text:p>
          </table:table-cell>
          <table:table-cell office:value-type="string" calcext:value-type="string">
            <text:p>http://www.eminence.com/img/speakers/large/CV-7516--1.jpg</text:p>
          </table:table-cell>
          <table:table-cell office:value-type="string" calcext:value-type="string">
            <text:p>http://www.eminence.com/img/curves/CV-7516.png</text:p>
          </table:table-cell>
          <table:table-cell office:value-type="string" calcext:value-type="string">
            <text:p>e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 O WAR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http://www.eminence.com/speakers/speaker-detail/?model=Man_O_War</text:p>
          </table:table-cell>
          <table:table-cell office:value-type="string" calcext:value-type="string">
            <text:p>http://www.eminence.com/img/speakers/large/Man_O_War--1.jpg</text:p>
          </table:table-cell>
          <table:table-cell office:value-type="string" calcext:value-type="string">
            <text:p>http://www.eminence.com/img/curves/Man_O_War.png</text:p>
          </table:table-cell>
          <table:table-cell office:value-type="string" calcext:value-type="string">
            <text:p>e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 O WAR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500" calcext:value-type="float">
            <text:p>5500</text:p>
          </table:table-cell>
          <table:table-cell office:value-type="float" office:value="102" calcext:value-type="float">
            <text:p>102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http://www.eminence.com/speakers/speaker-detail/?model=Man_O_War_16</text:p>
          </table:table-cell>
          <table:table-cell office:value-type="string" calcext:value-type="string">
            <text:p>http://www.eminence.com/img/speakers/large/Man_O_War_16--1.jpg</text:p>
          </table:table-cell>
          <table:table-cell office:value-type="string" calcext:value-type="string">
            <text:p>http://www.eminence.com/img/curves/Man_O_War_16.png</text:p>
          </table:table-cell>
          <table:table-cell office:value-type="string" calcext:value-type="string">
            <text:p>e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IVATE JACK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http://www.eminence.com/speakers/speaker-detail/?model=Private_Jack</text:p>
          </table:table-cell>
          <table:table-cell office:value-type="string" calcext:value-type="string">
            <text:p>http://www.eminence.com/img/speakers/large/Private_Jack--1.jpg</text:p>
          </table:table-cell>
          <table:table-cell office:value-type="string" calcext:value-type="string">
            <text:p>http://www.eminence.com/img/curves/Private_Jack.png</text:p>
          </table:table-cell>
          <table:table-cell office:value-type="string" calcext:value-type="string">
            <text:p>e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IVATE JACK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eminence.com/speakers/speaker-detail/?model=Private_Jack_16</text:p>
          </table:table-cell>
          <table:table-cell office:value-type="string" calcext:value-type="string">
            <text:p>http://www.eminence.com/img/speakers/large/Private_Jack_16--1.jpg</text:p>
          </table:table-cell>
          <table:table-cell office:value-type="string" calcext:value-type="string">
            <text:p>http://www.eminence.com/img/curves/Private_Jack_16.png</text:p>
          </table:table-cell>
          <table:table-cell office:value-type="string" calcext:value-type="string">
            <text:p>e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D FANG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lnico</text:p>
          </table:table-cell>
          <table:table-cell office:value-type="float" office:value="80" calcext:value-type="float">
            <text:p>80</text:p>
          </table:table-cell>
          <table:table-cell office:value-type="float" office:value="5200" calcext:value-type="float">
            <text:p>5200</text:p>
          </table:table-cell>
          <table:table-cell office:value-type="float" office:value="97" calcext:value-type="float">
            <text:p>97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http://www.eminence.com/speakers/speaker-detail/?model=Red_Fang</text:p>
          </table:table-cell>
          <table:table-cell office:value-type="string" calcext:value-type="string">
            <text:p>http://www.eminence.com/img/speakers/large/Red_Fang--1.jpg</text:p>
          </table:table-cell>
          <table:table-cell office:value-type="string" calcext:value-type="string">
            <text:p>http://www.eminence.com/img/curves/Red_Fang.png</text:p>
          </table:table-cell>
          <table:table-cell office:value-type="string" calcext:value-type="string">
            <text:p>e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IGNMAKER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6200" calcext:value-type="float">
            <text:p>6200</text:p>
          </table:table-cell>
          <table:table-cell office:value-type="float" office:value="91" calcext:value-type="float">
            <text:p>91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http://www.eminence.com/speakers/speaker-detail/?model=Reignmaker</text:p>
          </table:table-cell>
          <table:table-cell office:value-type="string" calcext:value-type="string">
            <text:p>http://www.eminence.com/img/speakers/large/Reignmaker--1.jpg</text:p>
          </table:table-cell>
          <table:table-cell office:value-type="string" calcext:value-type="string">
            <text:p>http://www.eminence.com/img/response_graph.png</text:p>
          </table:table-cell>
          <table:table-cell office:value-type="string" calcext:value-type="string">
            <text:p>e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IGNMAKER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6200" calcext:value-type="float">
            <text:p>6200</text:p>
          </table:table-cell>
          <table:table-cell office:value-type="float" office:value="104" calcext:value-type="float">
            <text:p>104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http://www.eminence.com/speakers/speaker-detail/?model=Reignmaker_16</text:p>
          </table:table-cell>
          <table:table-cell office:value-type="string" calcext:value-type="string">
            <text:p>http://www.eminence.com/img/speakers/large/Reignmaker_16--1.jpg</text:p>
          </table:table-cell>
          <table:table-cell office:value-type="string" calcext:value-type="string">
            <text:p>http://www.eminence.com/img/response_graph.png</text:p>
          </table:table-cell>
          <table:table-cell office:value-type="string" calcext:value-type="string">
            <text:p>e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GOVERNOR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101" calcext:value-type="float">
            <text:p>101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http://www.eminence.com/speakers/speaker-detail/?model=Governor</text:p>
          </table:table-cell>
          <table:table-cell office:value-type="string" calcext:value-type="string">
            <text:p>http://www.eminence.com/img/speakers/large/Governor--1.jpg</text:p>
          </table:table-cell>
          <table:table-cell office:value-type="string" calcext:value-type="string">
            <text:p>http://www.eminence.com/img/curves/Governor.png</text:p>
          </table:table-cell>
          <table:table-cell office:value-type="string" calcext:value-type="string">
            <text:p>e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GOVERNOR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eminence.com/speakers/speaker-detail/?model=Governor_16</text:p>
          </table:table-cell>
          <table:table-cell office:value-type="string" calcext:value-type="string">
            <text:p>http://www.eminence.com/img/speakers/large/Governor_16--1.jpg</text:p>
          </table:table-cell>
          <table:table-cell office:value-type="string" calcext:value-type="string">
            <text:p>http://www.eminence.com/img/curves/Governor_16.png</text:p>
          </table:table-cell>
          <table:table-cell office:value-type="string" calcext:value-type="string">
            <text:p>e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TONKER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http://www.eminence.com/speakers/speaker-detail/?model=Tonker</text:p>
          </table:table-cell>
          <table:table-cell office:value-type="string" calcext:value-type="string">
            <text:p>http://www.eminence.com/img/speakers/large/Tonker--1.jpg</text:p>
          </table:table-cell>
          <table:table-cell office:value-type="string" calcext:value-type="string">
            <text:p>http://www.eminence.com/img/curves/Tonker.png</text:p>
          </table:table-cell>
          <table:table-cell office:value-type="string" calcext:value-type="string">
            <text:p>e4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TONKER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office:value-type="float" office:value="97" calcext:value-type="float">
            <text:p>97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http://www.eminence.com/speakers/speaker-detail/?model=Tonker_16</text:p>
          </table:table-cell>
          <table:table-cell office:value-type="string" calcext:value-type="string">
            <text:p>http://www.eminence.com/img/speakers/large/Tonker_16--1.jpg</text:p>
          </table:table-cell>
          <table:table-cell office:value-type="string" calcext:value-type="string">
            <text:p>http://www.eminence.com/img/curves/Tonker_16.png</text:p>
          </table:table-cell>
          <table:table-cell office:value-type="string" calcext:value-type="string">
            <text:p>e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WIZARD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300" calcext:value-type="float">
            <text:p>5300</text:p>
          </table:table-cell>
          <table:table-cell office:value-type="float" office:value="89" calcext:value-type="float">
            <text:p>89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http://www.eminence.com/speakers/speaker-detail/?model=Wizard</text:p>
          </table:table-cell>
          <table:table-cell office:value-type="string" calcext:value-type="string">
            <text:p>http://www.eminence.com/img/speakers/large/Wizard--1.jpg</text:p>
          </table:table-cell>
          <table:table-cell office:value-type="string" calcext:value-type="string">
            <text:p>http://www.eminence.com/img/curves/Wizard.png</text:p>
          </table:table-cell>
          <table:table-cell office:value-type="string" calcext:value-type="string">
            <text:p>e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WIZARD 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http://www.eminence.com/speakers/speaker-detail/?model=Wizard_16</text:p>
          </table:table-cell>
          <table:table-cell office:value-type="string" calcext:value-type="string">
            <text:p>http://www.eminence.com/img/speakers/large/Wizard_16--1.jpg</text:p>
          </table:table-cell>
          <table:table-cell office:value-type="string" calcext:value-type="string">
            <text:p>http://www.eminence.com/img/curves/Wizard_16.png</text:p>
          </table:table-cell>
          <table:table-cell office:value-type="string" calcext:value-type="string">
            <text:p>e4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ONKERLITE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Neodymium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109" calcext:value-type="float">
            <text:p>10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http://www.eminence.com/speakers/speaker-detail/?model=Tonkerlite</text:p>
          </table:table-cell>
          <table:table-cell office:value-type="string" calcext:value-type="string">
            <text:p>http://www.eminence.com/img/speakers/large/Tonkerlite--1.jpg</text:p>
          </table:table-cell>
          <table:table-cell office:value-type="string" calcext:value-type="string">
            <text:p>http://www.eminence.com/img/curves/Tonkerlite.png</text:p>
          </table:table-cell>
          <table:table-cell office:value-type="string" calcext:value-type="string">
            <text:p>e4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IG BEN</text:p>
          </table:table-cell>
          <table:table-cell office:value-type="string" calcext:value-type="string">
            <text:p>Eminence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Ferrite</text:p>
          </table:table-cell>
          <table:table-cell office:value-type="float" office:value="70" calcext:value-type="float">
            <text:p>70</text:p>
          </table:table-cell>
          <table:table-cell office:value-type="float" office:value="3500" calcext:value-type="float">
            <text:p>3500</text:p>
          </table:table-cell>
          <table:table-cell office:value-type="float" office:value="85" calcext:value-type="float">
            <text:p>85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http://www.eminence.com/speakers/speaker-detail/?model=BIG_BEN</text:p>
          </table:table-cell>
          <table:table-cell office:value-type="string" calcext:value-type="string">
            <text:p>http://www.eminence.com/img/speakers/large/BIG_BEN--1.jpg</text:p>
          </table:table-cell>
          <table:table-cell office:value-type="string" calcext:value-type="string">
            <text:p>http://www.eminence.com/img/curves/BIG_BEN.png</text:p>
          </table:table-cell>
          <table:table-cell office:value-type="string" calcext:value-type="string">
            <text:p>e5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1028K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Alnico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http://www.eminence.com/speakers/speaker-detail/?model=Legend_1028K</text:p>
          </table:table-cell>
          <table:table-cell office:value-type="string" calcext:value-type="string">
            <text:p>http://www.eminence.com/img/speakers/large/Legend_1028K--1.jpg</text:p>
          </table:table-cell>
          <table:table-cell office:value-type="string" calcext:value-type="string">
            <text:p>http://www.eminence.com/img/curves/Legend_1028K.png</text:p>
          </table:table-cell>
          <table:table-cell office:value-type="string" calcext:value-type="string">
            <text:p>e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10516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Ferrite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http://www.eminence.com/speakers/speaker-detail/?model=Legend_10516</text:p>
          </table:table-cell>
          <table:table-cell office:value-type="string" calcext:value-type="string">
            <text:p>http://www.eminence.com/img/speakers/large/Legend_10516--1.jpg</text:p>
          </table:table-cell>
          <table:table-cell office:value-type="string" calcext:value-type="string">
            <text:p>http://www.eminence.com/img/curves/Legend_10516.png</text:p>
          </table:table-cell>
          <table:table-cell office:value-type="string" calcext:value-type="string">
            <text:p>e5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1058</text:p>
          </table:table-cell>
          <table:table-cell office:value-type="string" calcext:value-type="string">
            <text:p>Eminence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Ferrite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97" calcext:value-type="float">
            <text:p>97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http://www.eminence.com/speakers/speaker-detail/?model=Legend_1058</text:p>
          </table:table-cell>
          <table:table-cell office:value-type="string" calcext:value-type="string">
            <text:p>http://www.eminence.com/img/speakers/large/Legend_1058--1.jpg</text:p>
          </table:table-cell>
          <table:table-cell office:value-type="string" calcext:value-type="string">
            <text:p>http://www.eminence.com/img/curves/Legend_1058.png</text:p>
          </table:table-cell>
          <table:table-cell office:value-type="string" calcext:value-type="string">
            <text:p>e5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1218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http://www.eminence.com/speakers/speaker-detail/?model=Legend_1218</text:p>
          </table:table-cell>
          <table:table-cell office:value-type="string" calcext:value-type="string">
            <text:p>http://www.eminence.com/img/speakers/large/Legend_1218--1.jpg</text:p>
          </table:table-cell>
          <table:table-cell office:value-type="string" calcext:value-type="string">
            <text:p>http://www.eminence.com/img/curves/Legend_1218.png</text:p>
          </table:table-cell>
          <table:table-cell office:value-type="string" calcext:value-type="string">
            <text:p>e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1258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94" calcext:value-type="float">
            <text:p>94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http://www.eminence.com/speakers/speaker-detail/?model=Legend_1258</text:p>
          </table:table-cell>
          <table:table-cell office:value-type="string" calcext:value-type="string">
            <text:p>http://www.eminence.com/img/speakers/large/Legend_1258--1.jpg</text:p>
          </table:table-cell>
          <table:table-cell office:value-type="string" calcext:value-type="string">
            <text:p>http://www.eminence.com/img/curves/Legend_1258.png</text:p>
          </table:table-cell>
          <table:table-cell office:value-type="string" calcext:value-type="string">
            <text:p>e5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1275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100" calcext:value-type="float">
            <text:p>5100</text:p>
          </table:table-cell>
          <table:table-cell office:value-type="float" office:value="111" calcext:value-type="float">
            <text:p>111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http://www.eminence.com/speakers/speaker-detail/?model=Legend_1275</text:p>
          </table:table-cell>
          <table:table-cell office:value-type="string" calcext:value-type="string">
            <text:p>http://www.eminence.com/img/speakers/large/Legend_1275--1.jpg</text:p>
          </table:table-cell>
          <table:table-cell office:value-type="string" calcext:value-type="string">
            <text:p>http://www.eminence.com/img/curves/Legend_1275.png</text:p>
          </table:table-cell>
          <table:table-cell office:value-type="string" calcext:value-type="string">
            <text:p>e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EM12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Ferrite</text:p>
          </table:table-cell>
          <table:table-cell office:value-type="float" office:value="60" calcext:value-type="float">
            <text:p>60</text:p>
          </table:table-cell>
          <table:table-cell office:value-type="float" office:value="4900" calcext:value-type="float">
            <text:p>4900</text:p>
          </table:table-cell>
          <table:table-cell office:value-type="float" office:value="49" calcext:value-type="float">
            <text:p>4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ttp://www.eminence.com/speakers/speaker-detail/?model=Legend_EM12</text:p>
          </table:table-cell>
          <table:table-cell office:value-type="string" calcext:value-type="string">
            <text:p>http://www.eminence.com/img/speakers/large/Legend_EM12--1.jpg</text:p>
          </table:table-cell>
          <table:table-cell office:value-type="string" calcext:value-type="string">
            <text:p>http://www.eminence.com/img/curves/Legend_EM12.png</text:p>
          </table:table-cell>
          <table:table-cell office:value-type="string" calcext:value-type="string">
            <text:p>e5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GB128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100" calcext:value-type="float">
            <text:p>5100</text:p>
          </table:table-cell>
          <table:table-cell office:value-type="float" office:value="86" calcext:value-type="float">
            <text:p>86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http://www.eminence.com/speakers/speaker-detail/?model=Legend_GB128</text:p>
          </table:table-cell>
          <table:table-cell office:value-type="string" calcext:value-type="string">
            <text:p>http://www.eminence.com/img/speakers/large/Legend_GB128--1.jpg</text:p>
          </table:table-cell>
          <table:table-cell office:value-type="string" calcext:value-type="string">
            <text:p>http://www.eminence.com/img/curves/Legend_GB128.png</text:p>
          </table:table-cell>
          <table:table-cell office:value-type="string" calcext:value-type="string">
            <text:p>e5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V1216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http://www.eminence.com/speakers/speaker-detail/?model=Legend_V1216</text:p>
          </table:table-cell>
          <table:table-cell office:value-type="string" calcext:value-type="string">
            <text:p>http://www.eminence.com/img/speakers/large/Legend_V1216--1.jpg</text:p>
          </table:table-cell>
          <table:table-cell office:value-type="string" calcext:value-type="string">
            <text:p>http://www.eminence.com/img/curves/Legend_V1216.png</text:p>
          </table:table-cell>
          <table:table-cell office:value-type="string" calcext:value-type="string">
            <text:p>e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V128</text:p>
          </table:table-cell>
          <table:table-cell office:value-type="string" calcext:value-type="string">
            <text:p>Eminence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Ferrite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http://www.eminence.com/speakers/speaker-detail/?model=Legend_V128</text:p>
          </table:table-cell>
          <table:table-cell office:value-type="string" calcext:value-type="string">
            <text:p>http://www.eminence.com/img/speakers/large/Legend_V128--1.jpg</text:p>
          </table:table-cell>
          <table:table-cell office:value-type="string" calcext:value-type="string">
            <text:p>http://www.eminence.com/img/curves/Legend_V128.png</text:p>
          </table:table-cell>
          <table:table-cell office:value-type="string" calcext:value-type="string">
            <text:p>e6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GEND 1518</text:p>
          </table:table-cell>
          <table:table-cell office:value-type="string" calcext:value-type="string">
            <text:p>Eminence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03.4" calcext:value-type="float">
            <text:p>103.4</text:p>
          </table:table-cell>
          <table:table-cell office:value-type="string" calcext:value-type="string">
            <text:p>Ferrite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82" calcext:value-type="float">
            <text:p>82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http://www.eminence.com/speakers/speaker-detail/?model=Legend_1518</text:p>
          </table:table-cell>
          <table:table-cell office:value-type="string" calcext:value-type="string">
            <text:p>http://www.eminence.com/img/speakers/large/Legend_1518--1.jpg</text:p>
          </table:table-cell>
          <table:table-cell office:value-type="string" calcext:value-type="string">
            <text:p>http://www.eminence.com/img/curves/Legend_1518.png</text:p>
          </table:table-cell>
          <table:table-cell office:value-type="string" calcext:value-type="string">
            <text:p>e6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A125 Alnico <text:s/>20w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6" calcext:value-type="float">
            <text:p>96</text:p>
          </table:table-cell>
          <table:table-cell table:number-columns-repeated="3"/>
          <table:table-cell table:style-name="ce3" office:value-type="float" office:value="75.3" calcext:value-type="float">
            <text:p>75.3</text:p>
          </table:table-cell>
          <table:table-cell table:number-columns-repeated="4"/>
          <table:table-cell office:value-type="string" calcext:value-type="string">
            <text:p>w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A125 Alnico <text:s/>30w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4" calcext:value-type="float">
            <text:p>94</text:p>
          </table:table-cell>
          <table:table-cell table:number-columns-repeated="3"/>
          <table:table-cell table:style-name="ce3" office:value-type="float" office:value="82.3" calcext:value-type="float">
            <text:p>82.3</text:p>
          </table:table-cell>
          <table:table-cell table:number-columns-repeated="4"/>
          <table:table-cell office:value-type="string" calcext:value-type="string">
            <text:p>w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F125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3" office:value-type="float" office:value="87.4" calcext:value-type="float">
            <text:p>87.4</text:p>
          </table:table-cell>
          <table:table-cell table:number-columns-repeated="4"/>
          <table:table-cell office:value-type="string" calcext:value-type="string">
            <text:p>w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0A150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9" calcext:value-type="float">
            <text:p>99</text:p>
          </table:table-cell>
          <table:table-cell table:number-columns-repeated="3"/>
          <table:table-cell table:style-name="ce3" office:value-type="float" office:value="113" calcext:value-type="float">
            <text:p>113</text:p>
          </table:table-cell>
          <table:table-cell table:number-columns-repeated="4"/>
          <table:table-cell office:value-type="string" calcext:value-type="string">
            <text:p>w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lnico Silver Ten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3" calcext:value-type="float">
            <text:p>93</text:p>
          </table:table-cell>
          <table:table-cell table:number-columns-repeated="3"/>
          <table:table-cell table:style-name="ce3" office:value-type="float" office:value="106" calcext:value-type="float">
            <text:p>106</text:p>
          </table:table-cell>
          <table:table-cell table:number-columns-repeated="4"/>
          <table:table-cell office:value-type="string" calcext:value-type="string">
            <text:p>w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ramic Silver Ten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3"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w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lnico Blue Pup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w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ramic California 10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w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ig12A-S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3" calcext:value-type="float">
            <text:p>93</text:p>
          </table:table-cell>
          <table:table-cell table:number-columns-repeated="3"/>
          <table:table-cell table:style-name="ce3" office:value-type="float" office:value="69.3" calcext:value-type="float">
            <text:p>69.3</text:p>
          </table:table-cell>
          <table:table-cell table:number-columns-repeated="4"/>
          <table:table-cell office:value-type="string" calcext:value-type="string">
            <text:p>w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Sig12F b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95.8" calcext:value-type="float">
            <text:p>95.8</text:p>
          </table:table-cell>
          <table:table-cell table:number-columns-repeated="4"/>
          <table:table-cell office:value-type="string" calcext:value-type="string">
            <text:p>w1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2F125 20 watt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3"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w1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2A150A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6" calcext:value-type="float">
            <text:p>96</text:p>
          </table:table-cell>
          <table:table-cell table:number-columns-repeated="3"/>
          <table:table-cell table:style-name="ce3" office:value-type="float" office:value="66.5" calcext:value-type="float">
            <text:p>66.5</text:p>
          </table:table-cell>
          <table:table-cell table:number-columns-repeated="4"/>
          <table:table-cell office:value-type="string" calcext:value-type="string">
            <text:p>w1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12F150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3" office:value-type="float" office:value="67.5" calcext:value-type="float">
            <text:p>67.5</text:p>
          </table:table-cell>
          <table:table-cell table:number-columns-repeated="4"/>
          <table:table-cell office:value-type="string" calcext:value-type="string">
            <text:p>w1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ramic Blue Dog 50w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3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w1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lnico Blue Dog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81.9" calcext:value-type="float">
            <text:p>81.9</text:p>
          </table:table-cell>
          <table:table-cell table:number-columns-repeated="4"/>
          <table:table-cell office:value-type="string" calcext:value-type="string">
            <text:p>w1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ramic Silver Bell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3"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w16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1230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6" calcext:value-type="float">
            <text:p>96</text:p>
          </table:table-cell>
          <table:table-cell table:number-columns-repeated="3"/>
          <table:table-cell table:style-name="ce3" office:value-type="float" office:value="89.8" calcext:value-type="float">
            <text:p>89.8</text:p>
          </table:table-cell>
          <table:table-cell table:number-columns-repeated="4"/>
          <table:table-cell office:value-type="string" calcext:value-type="string">
            <text:p>w17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1230-55Hz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6" calcext:value-type="float">
            <text:p>96</text:p>
          </table:table-cell>
          <table:table-cell table:number-columns-repeated="3"/>
          <table:table-cell table:style-name="ce3"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w1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1225-8 ohm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86.5" calcext:value-type="float">
            <text:p>86.5</text:p>
          </table:table-cell>
          <table:table-cell table:number-columns-repeated="4"/>
          <table:table-cell office:value-type="string" calcext:value-type="string">
            <text:p>w1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xis 12F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3" office:value-type="float" office:value="87.4" calcext:value-type="float">
            <text:p>87.4</text:p>
          </table:table-cell>
          <table:table-cell table:number-columns-repeated="4"/>
          <table:table-cell office:value-type="string" calcext:value-type="string">
            <text:p>w20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FC12F -8 ohm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4" calcext:value-type="float">
            <text:p>94</text:p>
          </table:table-cell>
          <table:table-cell table:number-columns-repeated="3"/>
          <table:table-cell table:style-name="ce3" office:value-type="float" office:value="68.3" calcext:value-type="float">
            <text:p>68.3</text:p>
          </table:table-cell>
          <table:table-cell table:number-columns-repeated="4"/>
          <table:table-cell office:value-type="string" calcext:value-type="string">
            <text:p>w21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ramic California 12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9" calcext:value-type="float">
            <text:p>99</text:p>
          </table:table-cell>
          <table:table-cell table:number-columns-repeated="3"/>
          <table:table-cell table:style-name="ce3" office:value-type="float" office:value="88.4" calcext:value-type="float">
            <text:p>88.4</text:p>
          </table:table-cell>
          <table:table-cell table:number-columns-repeated="4"/>
          <table:table-cell office:value-type="string" calcext:value-type="string">
            <text:p>w22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ramic Michigan 12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3" office:value-type="float" office:value="45.5" calcext:value-type="float">
            <text:p>45.5</text:p>
          </table:table-cell>
          <table:table-cell table:number-columns-repeated="4"/>
          <table:table-cell office:value-type="string" calcext:value-type="string">
            <text:p>w2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eramic California 15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9" calcext:value-type="float">
            <text:p>99</text:p>
          </table:table-cell>
          <table:table-cell table:number-columns-repeated="3"/>
          <table:table-cell table:style-name="ce3" office:value-type="float" office:value="77" calcext:value-type="float">
            <text:p>77</text:p>
          </table:table-cell>
          <table:table-cell table:number-columns-repeated="4"/>
          <table:table-cell office:value-type="string" calcext:value-type="string">
            <text:p>w2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Alnico California 15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9" calcext:value-type="float">
            <text:p>99</text:p>
          </table:table-cell>
          <table:table-cell table:number-columns-repeated="3"/>
          <table:table-cell table:style-name="ce3" office:value-type="float" office:value="77" calcext:value-type="float">
            <text:p>77</text:p>
          </table:table-cell>
          <table:table-cell table:number-columns-repeated="4"/>
          <table:table-cell office:value-type="string" calcext:value-type="string">
            <text:p>w2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Bass 15F</text:p>
          </table:table-cell>
          <table:table-cell office:value-type="string" calcext:value-type="string">
            <text:p>Weber</text:p>
          </table:table-cell>
          <table:table-cell table:number-columns-repeated="3"/>
          <table:table-cell table:style-name="ce3" office:value-type="float" office:value="94" calcext:value-type="float">
            <text:p>94</text:p>
          </table:table-cell>
          <table:table-cell table:number-columns-repeated="3"/>
          <table:table-cell table:style-name="ce3" office:value-type="float" office:value="35.5" calcext:value-type="float">
            <text:p>35.5</text:p>
          </table:table-cell>
          <table:table-cell table:number-columns-repeated="4"/>
          <table:table-cell office:value-type="string" calcext:value-type="string">
            <text:p>w26</text:p>
          </table:table-cell>
          <table:table-cell table:number-columns-repeated="1009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O27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7:48:08.39830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7:54:41.072912935</meta:creation-date>
    <dc:date>2017-02-17T17:50:05.101957736</dc:date>
    <meta:editing-duration>PT59M5S</meta:editing-duration>
    <meta:editing-cycles>15</meta:editing-cycles>
    <meta:generator>LibreOffice/5.1.4.2$Linux_X86_64 LibreOffice_project/10m0$Build-2</meta:generator>
    <meta:document-statistic meta:table-count="1" meta:cell-count="2016" meta:object-count="0"/>
  </office:meta>
</office:document-meta>
</file>